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5634in"/>
    </style:style>
    <style:style style:name="co2" style:family="table-column">
      <style:table-column-properties fo:break-before="auto" style:column-width="2.7681in"/>
    </style:style>
    <style:style style:name="co3" style:family="table-column">
      <style:table-column-properties fo:break-before="auto" style:column-width="2.586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571in"/>
    </style:style>
    <style:style style:name="co6" style:family="table-column">
      <style:table-column-properties fo:break-before="auto" style:column-width="2.8846in"/>
    </style:style>
    <style:style style:name="co7" style:family="table-column">
      <style:table-column-properties fo:break-before="auto" style:column-width="2.3984in"/>
    </style:style>
    <style:style style:name="co8" style:family="table-column">
      <style:table-column-properties fo:break-before="auto" style:column-width="1.1016in"/>
    </style:style>
    <style:style style:name="co9" style:family="table-column">
      <style:table-column-properties fo:break-before="auto" style:column-width="0.9453in"/>
    </style:style>
    <style:style style:name="co10" style:family="table-column">
      <style:table-column-properties fo:break-before="auto" style:column-width="1.0134in"/>
    </style:style>
    <style:style style:name="co11" style:family="table-column">
      <style:table-column-properties fo:break-before="auto" style:column-width="2.24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91970"/>
    </style:style>
    <style:style style:name="ce2" style:family="table-cell" style:parent-style-name="Default">
      <style:table-cell-properties fo:background-color="#006400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ffd700"/>
    </style:style>
    <style:style style:name="ce5" style:family="table-cell" style:parent-style-name="Default">
      <style:table-cell-properties fo:background-color="#00ff00"/>
    </style:style>
    <style:style style:name="ce6" style:family="table-cell" style:parent-style-name="Default">
      <style:table-cell-properties fo:background-color="#00bfff"/>
    </style:style>
    <style:style style:name="ce7" style:family="table-cell" style:parent-style-name="Default">
      <style:table-cell-properties fo:background-color="#0000ff"/>
    </style:style>
    <style:style style:name="ce8" style:family="table-cell" style:parent-style-name="Default">
      <style:table-cell-properties fo:background-color="#ff1493"/>
    </style:style>
    <style:style style:name="ce9" style:family="table-cell" style:parent-style-name="Default">
      <style:table-cell-properties fo:background-color="#bc8f8f"/>
      <style:text-properties fo:color="#000000"/>
    </style:style>
    <style:style style:name="ce20" style:family="table-cell" style:parent-style-name="Default">
      <style:table-cell-properties fo:background-color="#2f4f4f"/>
    </style:style>
    <style:style style:name="ce21" style:family="table-cell" style:parent-style-name="Default">
      <style:table-cell-properties fo:background-color="#bdb76b"/>
    </style:style>
    <style:style style:name="ce22" style:family="table-cell" style:parent-style-name="Default">
      <style:table-cell-properties fo:background-color="#00ced1"/>
    </style:style>
    <style:style style:name="ce23" style:family="table-cell" style:parent-style-name="Default">
      <style:table-cell-properties fo:background-color="#ffa500"/>
    </style:style>
    <style:style style:name="ce24" style:family="table-cell" style:parent-style-name="Default">
      <style:table-cell-properties fo:background-color="#da70d6"/>
    </style:style>
    <style:style style:name="ce25" style:family="table-cell" style:parent-style-name="Default">
      <style:table-cell-properties fo:background-color="#d8bfd8"/>
    </style:style>
    <style:style style:name="ce26" style:family="table-cell" style:parent-style-name="Default">
      <style:table-cell-properties fo:background-color="#ff00ff"/>
    </style:style>
    <style:style style:name="ce27" style:family="table-cell" style:parent-style-name="Default">
      <style:table-cell-properties fo:background-color="#1e90ff"/>
    </style:style>
  </office:automatic-styles>
  <office:body>
    <office:spreadsheet>
      <table:calculation-settings table:automatic-find-labels="false" table:use-regular-expressions="false" table:use-wildcards="true"/>
      <table:table table:name="Sample 2 Clad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axon</text:p>
          </table:table-cell>
          <table:table-cell office:value-type="string" calcext:value-type="string">
            <text:p>File name</text:p>
          </table:table-cell>
          <table:table-cell office:value-type="string" calcext:value-type="string">
            <text:p>Accession</text:p>
          </table:table-cell>
          <table:table-cell office:value-type="string" calcext:value-type="string">
            <text:p>Clade</text:p>
          </table:table-cell>
          <table:table-cell office:value-type="string" calcext:value-type="string">
            <text:p>Clade counter</text:p>
          </table:table-cell>
          <table:table-cell office:value-type="string" calcext:value-type="string">
            <text:p>Display label</text:p>
          </table:table-cell>
          <table:table-cell/>
        </table:table-row>
        <table:table-row table:style-name="ro1">
          <table:table-cell office:value-type="string" calcext:value-type="string">
            <text:p>Phytophthora infestans</text:p>
          </table:table-cell>
          <table:table-cell/>
          <table:table-cell office:value-type="string" calcext:value-type="string">
            <text:p>AY894835.1</text:p>
          </table:table-cell>
          <table:table-cell table:formula="of:=VLOOKUP([.A2];['Clade Mapping'.$A$1:.$B$71];2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COM.MICROSOFT.TEXTJOIN(&quot;&quot;; 0; &quot;&lt;c &quot;;  VLOOKUP([.D2];[$'Clade Colors'.$A$1:.$B$18]; 2; 0); &quot;&gt;&quot;; [.A2]; &quot;&lt;/c&gt;&quot;)" office:value-type="string" office:string-value="&lt;c 0x191970&gt;Phytophthora infestans&lt;/c&gt;" calcext:value-type="string">
            <text:p>&lt;c 0x191970&gt;Phytophthora infestans&lt;/c&gt;</text:p>
          </table:table-cell>
          <table:table-cell/>
        </table:table-row>
        <table:table-row table:style-name="ro1">
          <table:table-cell office:value-type="string" calcext:value-type="string">
            <text:p>Phytophthora infestans</text:p>
          </table:table-cell>
          <table:table-cell/>
          <table:table-cell office:value-type="string" calcext:value-type="string">
            <text:p>AY898627.1</text:p>
          </table:table-cell>
          <table:table-cell table:formula="of:=VLOOKUP([.A3];['Clade Mapping'.$A$1:.$B$71];2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COM.MICROSOFT.TEXTJOIN(&quot;&quot;; 0; &quot;&lt;c &quot;;  VLOOKUP([.D3];[$'Clade Colors'.$A$1:.$B$18]; 2; 0); &quot;&gt;&quot;; [.A3]; &quot;&lt;/c&gt;&quot;)" office:value-type="string" office:string-value="&lt;c 0x191970&gt;Phytophthora infestans&lt;/c&gt;" calcext:value-type="string">
            <text:p>&lt;c 0x191970&gt;Phytophthora infestans&lt;/c&gt;</text:p>
          </table:table-cell>
          <table:table-cell/>
        </table:table-row>
        <table:table-row table:style-name="ro1">
          <table:table-cell office:value-type="string" calcext:value-type="string">
            <text:p>Phytophthora infestans</text:p>
          </table:table-cell>
          <table:table-cell/>
          <table:table-cell office:value-type="string" calcext:value-type="string">
            <text:p>AY898628.1</text:p>
          </table:table-cell>
          <table:table-cell table:formula="of:=VLOOKUP([.A4];['Clade Mapping'.$A$1:.$B$71];2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COM.MICROSOFT.TEXTJOIN(&quot;&quot;; 0; &quot;&lt;c &quot;;  VLOOKUP([.D4];[$'Clade Colors'.$A$1:.$B$18]; 2; 0); &quot;&gt;&quot;; [.A4]; &quot;&lt;/c&gt;&quot;)" office:value-type="string" office:string-value="&lt;c 0x191970&gt;Phytophthora infestans&lt;/c&gt;" calcext:value-type="string">
            <text:p>&lt;c 0x191970&gt;Phytophthora infestans&lt;/c&gt;</text:p>
          </table:table-cell>
          <table:table-cell/>
        </table:table-row>
        <table:table-row table:style-name="ro1">
          <table:table-cell office:value-type="string" calcext:value-type="string">
            <text:p>Hyaloperonospora arabidopsidis</text:p>
          </table:table-cell>
          <table:table-cell/>
          <table:table-cell office:value-type="string" calcext:value-type="string">
            <text:p>BK011976.1</text:p>
          </table:table-cell>
          <table:table-cell table:formula="of:=VLOOKUP([.A5];['Clade Mapping'.$A$1:.$B$71];2;0)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COM.MICROSOFT.TEXTJOIN(&quot;&quot;; 0; &quot;&lt;c &quot;;  VLOOKUP([.D5];[$'Clade Colors'.$A$1:.$B$18]; 2; 0); &quot;&gt;&quot;; [.A5]; &quot;&lt;/c&gt;&quot;)" office:value-type="string" office:string-value="&lt;c 0xffa500&gt;Hyaloperonospora arabidopsidis&lt;/c&gt;" calcext:value-type="string">
            <text:p>&lt;c 0xffa500&gt;Hyaloperonospora arabidopsidis&lt;/c&gt;</text:p>
          </table:table-cell>
          <table:table-cell/>
        </table:table-row>
        <table:table-row table:style-name="ro1">
          <table:table-cell office:value-type="string" calcext:value-type="string">
            <text:p>Peronospora belbahrii</text:p>
          </table:table-cell>
          <table:table-cell/>
          <table:table-cell office:value-type="string" calcext:value-type="string">
            <text:p>BK011978.1</text:p>
          </table:table-cell>
          <table:table-cell table:formula="of:=VLOOKUP([.A6];['Clade Mapping'.$A$1:.$B$71];2;0)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COM.MICROSOFT.TEXTJOIN(&quot;&quot;; 0; &quot;&lt;c &quot;;  VLOOKUP([.D6];[$'Clade Colors'.$A$1:.$B$18]; 2; 0); &quot;&gt;&quot;; [.A6]; &quot;&lt;/c&gt;&quot;)" office:value-type="string" office:string-value="&lt;c 0xffa500&gt;Peronospora belbahrii&lt;/c&gt;" calcext:value-type="string">
            <text:p>&lt;c 0xffa500&gt;Peronospora belbahrii&lt;/c&gt;</text:p>
          </table:table-cell>
          <table:table-cell/>
        </table:table-row>
        <table:table-row table:style-name="ro1">
          <table:table-cell office:value-type="string" calcext:value-type="string">
            <text:p>Phytophthora cactorum</text:p>
          </table:table-cell>
          <table:table-cell/>
          <table:table-cell office:value-type="string" calcext:value-type="string">
            <text:p>BK011979.1</text:p>
          </table:table-cell>
          <table:table-cell table:formula="of:=VLOOKUP([.A7];['Clade Mapping'.$A$1:.$B$71];2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COM.MICROSOFT.TEXTJOIN(&quot;&quot;; 0; &quot;&lt;c &quot;;  VLOOKUP([.D7];[$'Clade Colors'.$A$1:.$B$18]; 2; 0); &quot;&gt;&quot;; [.A7]; &quot;&lt;/c&gt;&quot;)" office:value-type="string" office:string-value="&lt;c 0x191970&gt;Phytophthora cactorum&lt;/c&gt;" calcext:value-type="string">
            <text:p>&lt;c 0x191970&gt;Phytophthora cactorum&lt;/c&gt;</text:p>
          </table:table-cell>
          <table:table-cell/>
        </table:table-row>
        <table:table-row table:style-name="ro1">
          <table:table-cell office:value-type="string" calcext:value-type="string">
            <text:p>Phytophthora litchii</text:p>
          </table:table-cell>
          <table:table-cell/>
          <table:table-cell office:value-type="string" calcext:value-type="string">
            <text:p>BK011980.1</text:p>
          </table:table-cell>
          <table:table-cell table:formula="of:=VLOOKUP([.A8];['Clade Mapping'.$A$1:.$B$71];2;0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COM.MICROSOFT.TEXTJOIN(&quot;&quot;; 0; &quot;&lt;c &quot;;  VLOOKUP([.D8];[$'Clade Colors'.$A$1:.$B$18]; 2; 0); &quot;&gt;&quot;; [.A8]; &quot;&lt;/c&gt;&quot;)" office:value-type="string" office:string-value="&lt;c 0xffd700&gt;Phytophthora litchii&lt;/c&gt;" calcext:value-type="string">
            <text:p>&lt;c 0xffd700&gt;Phytophthora litchii&lt;/c&gt;</text:p>
          </table:table-cell>
          <table:table-cell/>
        </table:table-row>
        <table:table-row table:style-name="ro1">
          <table:table-cell office:value-type="string" calcext:value-type="string">
            <text:p>Phytophthora tropicalis</text:p>
          </table:table-cell>
          <table:table-cell/>
          <table:table-cell office:value-type="string" calcext:value-type="string">
            <text:p>BK011981.1</text:p>
          </table:table-cell>
          <table:table-cell table:formula="of:=VLOOKUP([.A9];['Clade Mapping'.$A$1:.$B$71];2;0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COM.MICROSOFT.TEXTJOIN(&quot;&quot;; 0; &quot;&lt;c &quot;;  VLOOKUP([.D9];[$'Clade Colors'.$A$1:.$B$18]; 2; 0); &quot;&gt;&quot;; [.A9]; &quot;&lt;/c&gt;&quot;)" office:value-type="string" office:string-value="&lt;c 0x006400&gt;Phytophthora tropicalis&lt;/c&gt;" calcext:value-type="string">
            <text:p>&lt;c 0x006400&gt;Phytophthora tropicalis&lt;/c&gt;</text:p>
          </table:table-cell>
          <table:table-cell/>
        </table:table-row>
        <table:table-row table:style-name="ro1">
          <table:table-cell office:value-type="string" calcext:value-type="string">
            <text:p>Phytophthora cinnamomi</text:p>
          </table:table-cell>
          <table:table-cell/>
          <table:table-cell office:value-type="string" calcext:value-type="string">
            <text:p>BK011982.1</text:p>
          </table:table-cell>
          <table:table-cell table:formula="of:=VLOOKUP([.A10];['Clade Mapping'.$A$1:.$B$71];2;0)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COM.MICROSOFT.TEXTJOIN(&quot;&quot;; 0; &quot;&lt;c &quot;;  VLOOKUP([.D10];[$'Clade Colors'.$A$1:.$B$18]; 2; 0); &quot;&gt;&quot;; [.A10]; &quot;&lt;/c&gt;&quot;)" office:value-type="string" office:string-value="&lt;c 0x0000ff&gt;Phytophthora cinnamomi&lt;/c&gt;" calcext:value-type="string">
            <text:p>&lt;c 0x0000ff&gt;Phytophthora cinnamomi&lt;/c&gt;</text:p>
          </table:table-cell>
          <table:table-cell/>
        </table:table-row>
        <table:table-row table:style-name="ro1">
          <table:table-cell office:value-type="string" calcext:value-type="string">
            <text:p>Phytophthora colocasiae</text:p>
          </table:table-cell>
          <table:table-cell/>
          <table:table-cell office:value-type="string" calcext:value-type="string">
            <text:p>BK011983.1</text:p>
          </table:table-cell>
          <table:table-cell table:formula="of:=VLOOKUP([.A11];['Clade Mapping'.$A$1:.$B$71];2;0)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COM.MICROSOFT.TEXTJOIN(&quot;&quot;; 0; &quot;&lt;c &quot;;  VLOOKUP([.D11];[$'Clade Colors'.$A$1:.$B$18]; 2; 0); &quot;&gt;&quot;; [.A11]; &quot;&lt;/c&gt;&quot;)" office:value-type="string" office:string-value="&lt;c 0x006400&gt;Phytophthora colocasiae&lt;/c&gt;" calcext:value-type="string">
            <text:p>&lt;c 0x006400&gt;Phytophthora colocasiae&lt;/c&gt;</text:p>
          </table:table-cell>
          <table:table-cell/>
        </table:table-row>
        <table:table-row table:style-name="ro1">
          <table:table-cell office:value-type="string" calcext:value-type="string">
            <text:p>Phytophthora cryptogea</text:p>
          </table:table-cell>
          <table:table-cell/>
          <table:table-cell office:value-type="string" calcext:value-type="string">
            <text:p>BK011984.1</text:p>
          </table:table-cell>
          <table:table-cell table:formula="of:=VLOOKUP([.A12];['Clade Mapping'.$A$1:.$B$71];2;0)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COM.MICROSOFT.TEXTJOIN(&quot;&quot;; 0; &quot;&lt;c &quot;;  VLOOKUP([.D12];[$'Clade Colors'.$A$1:.$B$18]; 2; 0); &quot;&gt;&quot;; [.A12]; &quot;&lt;/c&gt;&quot;)" office:value-type="string" office:string-value="&lt;c 0xff1493&gt;Phytophthora cryptogea&lt;/c&gt;" calcext:value-type="string">
            <text:p>&lt;c 0xff1493&gt;Phytophthora cryptogea&lt;/c&gt;</text:p>
          </table:table-cell>
          <table:table-cell/>
        </table:table-row>
        <table:table-row table:style-name="ro1">
          <table:table-cell office:value-type="string" calcext:value-type="string">
            <text:p>Phytophthora fragariae</text:p>
          </table:table-cell>
          <table:table-cell/>
          <table:table-cell office:value-type="string" calcext:value-type="string">
            <text:p>BK011985.1</text:p>
          </table:table-cell>
          <table:table-cell table:formula="of:=VLOOKUP([.A13];['Clade Mapping'.$A$1:.$B$71];2;0)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COM.MICROSOFT.TEXTJOIN(&quot;&quot;; 0; &quot;&lt;c &quot;;  VLOOKUP([.D13];[$'Clade Colors'.$A$1:.$B$18]; 2; 0); &quot;&gt;&quot;; [.A13]; &quot;&lt;/c&gt;&quot;)" office:value-type="string" office:string-value="&lt;c 0x0000ff&gt;Phytophthora fragariae&lt;/c&gt;" calcext:value-type="string">
            <text:p>&lt;c 0x0000ff&gt;Phytophthora fragariae&lt;/c&gt;</text:p>
          </table:table-cell>
          <table:table-cell/>
        </table:table-row>
        <table:table-row table:style-name="ro1">
          <table:table-cell office:value-type="string" calcext:value-type="string">
            <text:p>Phytophthora kernoviae</text:p>
          </table:table-cell>
          <table:table-cell/>
          <table:table-cell office:value-type="string" calcext:value-type="string">
            <text:p>BK011986.1</text:p>
          </table:table-cell>
          <table:table-cell table:formula="of:=VLOOKUP([.A14];['Clade Mapping'.$A$1:.$B$71];2;0)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COM.MICROSOFT.TEXTJOIN(&quot;&quot;; 0; &quot;&lt;c &quot;;  VLOOKUP([.D14];[$'Clade Colors'.$A$1:.$B$18]; 2; 0); &quot;&gt;&quot;; [.A14]; &quot;&lt;/c&gt;&quot;)" office:value-type="string" office:string-value="&lt;c 0xbc8f8f&gt;Phytophthora kernoviae&lt;/c&gt;" calcext:value-type="string">
            <text:p>&lt;c 0xbc8f8f&gt;Phytophthora kernoviae&lt;/c&gt;</text:p>
          </table:table-cell>
          <table:table-cell/>
        </table:table-row>
        <table:table-row table:style-name="ro1">
          <table:table-cell office:value-type="string" calcext:value-type="string">
            <text:p>Phytophthora lateralis</text:p>
          </table:table-cell>
          <table:table-cell/>
          <table:table-cell office:value-type="string" calcext:value-type="string">
            <text:p>BK011987.1</text:p>
          </table:table-cell>
          <table:table-cell table:formula="of:=VLOOKUP([.A15];['Clade Mapping'.$A$1:.$B$71];2;0)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COM.MICROSOFT.TEXTJOIN(&quot;&quot;; 0; &quot;&lt;c &quot;;  VLOOKUP([.D15];[$'Clade Colors'.$A$1:.$B$18]; 2; 0); &quot;&gt;&quot;; [.A15]; &quot;&lt;/c&gt;&quot;)" office:value-type="string" office:string-value="&lt;c 0xff1493&gt;Phytophthora lateralis&lt;/c&gt;" calcext:value-type="string">
            <text:p>&lt;c 0xff1493&gt;Phytophthora lateralis&lt;/c&gt;</text:p>
          </table:table-cell>
          <table:table-cell/>
        </table:table-row>
        <table:table-row table:style-name="ro1">
          <table:table-cell office:value-type="string" calcext:value-type="string">
            <text:p>Phytophthora multivora</text:p>
          </table:table-cell>
          <table:table-cell/>
          <table:table-cell office:value-type="string" calcext:value-type="string">
            <text:p>BK011988.1</text:p>
          </table:table-cell>
          <table:table-cell table:formula="of:=VLOOKUP([.A16];['Clade Mapping'.$A$1:.$B$71];2;0)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COM.MICROSOFT.TEXTJOIN(&quot;&quot;; 0; &quot;&lt;c &quot;;  VLOOKUP([.D16];[$'Clade Colors'.$A$1:.$B$18]; 2; 0); &quot;&gt;&quot;; [.A16]; &quot;&lt;/c&gt;&quot;)" office:value-type="string" office:string-value="&lt;c 0x006400&gt;Phytophthora multivora&lt;/c&gt;" calcext:value-type="string">
            <text:p>&lt;c 0x006400&gt;Phytophthora multivora&lt;/c&gt;</text:p>
          </table:table-cell>
          <table:table-cell/>
        </table:table-row>
        <table:table-row table:style-name="ro1">
          <table:table-cell office:value-type="string" calcext:value-type="string">
            <text:p>Phytophthora parasitica</text:p>
          </table:table-cell>
          <table:table-cell/>
          <table:table-cell office:value-type="string" calcext:value-type="string">
            <text:p>BK011990.1</text:p>
          </table:table-cell>
          <table:table-cell table:formula="of:=VLOOKUP([.A17];['Clade Mapping'.$A$1:.$B$71];2;0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COM.MICROSOFT.TEXTJOIN(&quot;&quot;; 0; &quot;&lt;c &quot;;  VLOOKUP([.D17];[$'Clade Colors'.$A$1:.$B$18]; 2; 0); &quot;&gt;&quot;; [.A17]; &quot;&lt;/c&gt;&quot;)" office:value-type="string" office:string-value="&lt;c 0x191970&gt;Phytophthora parasitica&lt;/c&gt;" calcext:value-type="string">
            <text:p>&lt;c 0x191970&gt;Phytophthora parasitica&lt;/c&gt;</text:p>
          </table:table-cell>
          <table:table-cell/>
        </table:table-row>
        <table:table-row table:style-name="ro1">
          <table:table-cell office:value-type="string" calcext:value-type="string">
            <text:p>Phytophthora pinifolia</text:p>
          </table:table-cell>
          <table:table-cell/>
          <table:table-cell office:value-type="string" calcext:value-type="string">
            <text:p>BK011991.1</text:p>
          </table:table-cell>
          <table:table-cell table:formula="of:=VLOOKUP([.A18];['Clade Mapping'.$A$1:.$B$71];2;0)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formula="of:=COM.MICROSOFT.TEXTJOIN(&quot;&quot;; 0; &quot;&lt;c &quot;;  VLOOKUP([.D18];[$'Clade Colors'.$A$1:.$B$18]; 2; 0); &quot;&gt;&quot;; [.A18]; &quot;&lt;/c&gt;&quot;)" office:value-type="string" office:string-value="&lt;c 0x00bfff&gt;Phytophthora pinifolia&lt;/c&gt;" calcext:value-type="string">
            <text:p>&lt;c 0x00bfff&gt;Phytophthora pinifolia&lt;/c&gt;</text:p>
          </table:table-cell>
          <table:table-cell/>
        </table:table-row>
        <table:table-row table:style-name="ro1">
          <table:table-cell office:value-type="string" calcext:value-type="string">
            <text:p>Phytophthora pluvialis</text:p>
          </table:table-cell>
          <table:table-cell/>
          <table:table-cell office:value-type="string" calcext:value-type="string">
            <text:p>BK011992.1</text:p>
          </table:table-cell>
          <table:table-cell table:formula="of:=VLOOKUP([.A19];['Clade Mapping'.$A$1:.$B$71];2;0)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COM.MICROSOFT.TEXTJOIN(&quot;&quot;; 0; &quot;&lt;c &quot;;  VLOOKUP([.D19];[$'Clade Colors'.$A$1:.$B$18]; 2; 0); &quot;&gt;&quot;; [.A19]; &quot;&lt;/c&gt;&quot;)" office:value-type="string" office:string-value="&lt;c 0xff0000&gt;Phytophthora pluvialis&lt;/c&gt;" calcext:value-type="string">
            <text:p>&lt;c 0xff0000&gt;Phytophthora pluvialis&lt;/c&gt;</text:p>
          </table:table-cell>
          <table:table-cell/>
        </table:table-row>
        <table:table-row table:style-name="ro1">
          <table:table-cell office:value-type="string" calcext:value-type="string">
            <text:p>Phytophthora podocarpi</text:p>
          </table:table-cell>
          <table:table-cell/>
          <table:table-cell office:value-type="string" calcext:value-type="string">
            <text:p>BK011993.1</text:p>
          </table:table-cell>
          <table:table-cell table:formula="of:=VLOOKUP([.A20];['Clade Mapping'.$A$1:.$B$71];2;0)"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formula="of:=COM.MICROSOFT.TEXTJOIN(&quot;&quot;; 0; &quot;&lt;c &quot;;  VLOOKUP([.D20];[$'Clade Colors'.$A$1:.$B$18]; 2; 0); &quot;&gt;&quot;; [.A20]; &quot;&lt;/c&gt;&quot;)" office:value-type="string" office:string-value="&lt;c 0xffa500&gt;Phytophthora podocarpi&lt;/c&gt;" calcext:value-type="string">
            <text:p>&lt;c 0xffa500&gt;Phytophthora podocarpi&lt;/c&gt;</text:p>
          </table:table-cell>
          <table:table-cell/>
        </table:table-row>
        <table:table-row table:style-name="ro1">
          <table:table-cell office:value-type="string" calcext:value-type="string">
            <text:p>Phytophthora capsici</text:p>
          </table:table-cell>
          <table:table-cell/>
          <table:table-cell office:value-type="string" calcext:value-type="string">
            <text:p>BK012087.1</text:p>
          </table:table-cell>
          <table:table-cell table:formula="of:=VLOOKUP([.A21];['Clade Mapping'.$A$1:.$B$71];2;0)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COM.MICROSOFT.TEXTJOIN(&quot;&quot;; 0; &quot;&lt;c &quot;;  VLOOKUP([.D21];[$'Clade Colors'.$A$1:.$B$18]; 2; 0); &quot;&gt;&quot;; [.A21]; &quot;&lt;/c&gt;&quot;)" office:value-type="string" office:string-value="&lt;c 0x006400&gt;Phytophthora capsici&lt;/c&gt;" calcext:value-type="string">
            <text:p>&lt;c 0x006400&gt;Phytophthora capsici&lt;/c&gt;</text:p>
          </table:table-cell>
          <table:table-cell/>
        </table:table-row>
        <table:table-row table:style-name="ro1">
          <table:table-cell office:value-type="string" calcext:value-type="string">
            <text:p>Phytophthora capsici</text:p>
          </table:table-cell>
          <table:table-cell/>
          <table:table-cell office:value-type="string" calcext:value-type="string">
            <text:p>BK012088.1</text:p>
          </table:table-cell>
          <table:table-cell table:formula="of:=VLOOKUP([.A22];['Clade Mapping'.$A$1:.$B$71];2;0)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formula="of:=COM.MICROSOFT.TEXTJOIN(&quot;&quot;; 0; &quot;&lt;c &quot;;  VLOOKUP([.D22];[$'Clade Colors'.$A$1:.$B$18]; 2; 0); &quot;&gt;&quot;; [.A22]; &quot;&lt;/c&gt;&quot;)" office:value-type="string" office:string-value="&lt;c 0x006400&gt;Phytophthora capsici&lt;/c&gt;" calcext:value-type="string">
            <text:p>&lt;c 0x006400&gt;Phytophthora capsici&lt;/c&gt;</text:p>
          </table:table-cell>
          <table:table-cell/>
        </table:table-row>
        <table:table-row table:style-name="ro1">
          <table:table-cell office:value-type="string" calcext:value-type="string">
            <text:p>Phytophthora cinnamomi</text:p>
          </table:table-cell>
          <table:table-cell/>
          <table:table-cell office:value-type="string" calcext:value-type="string">
            <text:p>BK012089.1</text:p>
          </table:table-cell>
          <table:table-cell table:formula="of:=VLOOKUP([.A23];['Clade Mapping'.$A$1:.$B$71];2;0)"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formula="of:=COM.MICROSOFT.TEXTJOIN(&quot;&quot;; 0; &quot;&lt;c &quot;;  VLOOKUP([.D23];[$'Clade Colors'.$A$1:.$B$18]; 2; 0); &quot;&gt;&quot;; [.A23]; &quot;&lt;/c&gt;&quot;)" office:value-type="string" office:string-value="&lt;c 0x0000ff&gt;Phytophthora cinnamomi&lt;/c&gt;" calcext:value-type="string">
            <text:p>&lt;c 0x0000ff&gt;Phytophthora cinnamomi&lt;/c&gt;</text:p>
          </table:table-cell>
          <table:table-cell/>
        </table:table-row>
        <table:table-row table:style-name="ro1">
          <table:table-cell office:value-type="string" calcext:value-type="string">
            <text:p>Phytophthora colocasiae</text:p>
          </table:table-cell>
          <table:table-cell/>
          <table:table-cell office:value-type="string" calcext:value-type="string">
            <text:p>BK012090.1</text:p>
          </table:table-cell>
          <table:table-cell table:formula="of:=VLOOKUP([.A24];['Clade Mapping'.$A$1:.$B$71];2;0)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formula="of:=COM.MICROSOFT.TEXTJOIN(&quot;&quot;; 0; &quot;&lt;c &quot;;  VLOOKUP([.D24];[$'Clade Colors'.$A$1:.$B$18]; 2; 0); &quot;&gt;&quot;; [.A24]; &quot;&lt;/c&gt;&quot;)" office:value-type="string" office:string-value="&lt;c 0x006400&gt;Phytophthora colocasiae&lt;/c&gt;" calcext:value-type="string">
            <text:p>&lt;c 0x006400&gt;Phytophthora colocasiae&lt;/c&gt;</text:p>
          </table:table-cell>
          <table:table-cell/>
        </table:table-row>
        <table:table-row table:style-name="ro1">
          <table:table-cell office:value-type="string" calcext:value-type="string">
            <text:p>Phytophthora kernoviae</text:p>
          </table:table-cell>
          <table:table-cell/>
          <table:table-cell office:value-type="string" calcext:value-type="string">
            <text:p>BK012091.1</text:p>
          </table:table-cell>
          <table:table-cell table:formula="of:=VLOOKUP([.A25];['Clade Mapping'.$A$1:.$B$71];2;0)"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formula="of:=COM.MICROSOFT.TEXTJOIN(&quot;&quot;; 0; &quot;&lt;c &quot;;  VLOOKUP([.D25];[$'Clade Colors'.$A$1:.$B$18]; 2; 0); &quot;&gt;&quot;; [.A25]; &quot;&lt;/c&gt;&quot;)" office:value-type="string" office:string-value="&lt;c 0xbc8f8f&gt;Phytophthora kernoviae&lt;/c&gt;" calcext:value-type="string">
            <text:p>&lt;c 0xbc8f8f&gt;Phytophthora kernoviae&lt;/c&gt;</text:p>
          </table:table-cell>
          <table:table-cell/>
        </table:table-row>
        <table:table-row table:style-name="ro1">
          <table:table-cell office:value-type="string" calcext:value-type="string">
            <text:p>Phytophthora lateralis</text:p>
          </table:table-cell>
          <table:table-cell/>
          <table:table-cell office:value-type="string" calcext:value-type="string">
            <text:p>BK012092.1</text:p>
          </table:table-cell>
          <table:table-cell table:formula="of:=VLOOKUP([.A26];['Clade Mapping'.$A$1:.$B$71];2;0)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COM.MICROSOFT.TEXTJOIN(&quot;&quot;; 0; &quot;&lt;c &quot;;  VLOOKUP([.D26];[$'Clade Colors'.$A$1:.$B$18]; 2; 0); &quot;&gt;&quot;; [.A26]; &quot;&lt;/c&gt;&quot;)" office:value-type="string" office:string-value="&lt;c 0xff1493&gt;Phytophthora lateralis&lt;/c&gt;" calcext:value-type="string">
            <text:p>&lt;c 0xff1493&gt;Phytophthora lateralis&lt;/c&gt;</text:p>
          </table:table-cell>
          <table:table-cell/>
        </table:table-row>
        <table:table-row table:style-name="ro1">
          <table:table-cell office:value-type="string" calcext:value-type="string">
            <text:p>Phytophthora multivora</text:p>
          </table:table-cell>
          <table:table-cell/>
          <table:table-cell office:value-type="string" calcext:value-type="string">
            <text:p>BK012093.1</text:p>
          </table:table-cell>
          <table:table-cell table:formula="of:=VLOOKUP([.A27];['Clade Mapping'.$A$1:.$B$71];2;0)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formula="of:=COM.MICROSOFT.TEXTJOIN(&quot;&quot;; 0; &quot;&lt;c &quot;;  VLOOKUP([.D27];[$'Clade Colors'.$A$1:.$B$18]; 2; 0); &quot;&gt;&quot;; [.A27]; &quot;&lt;/c&gt;&quot;)" office:value-type="string" office:string-value="&lt;c 0x006400&gt;Phytophthora multivora&lt;/c&gt;" calcext:value-type="string">
            <text:p>&lt;c 0x006400&gt;Phytophthora multivora&lt;/c&gt;</text:p>
          </table:table-cell>
          <table:table-cell/>
        </table:table-row>
        <table:table-row table:style-name="ro1">
          <table:table-cell office:value-type="string" calcext:value-type="string">
            <text:p>Phytophthora parasitica</text:p>
          </table:table-cell>
          <table:table-cell/>
          <table:table-cell office:value-type="string" calcext:value-type="string">
            <text:p>BK012094.1</text:p>
          </table:table-cell>
          <table:table-cell table:formula="of:=VLOOKUP([.A28];['Clade Mapping'.$A$1:.$B$71];2;0)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COM.MICROSOFT.TEXTJOIN(&quot;&quot;; 0; &quot;&lt;c &quot;;  VLOOKUP([.D28];[$'Clade Colors'.$A$1:.$B$18]; 2; 0); &quot;&gt;&quot;; [.A28]; &quot;&lt;/c&gt;&quot;)" office:value-type="string" office:string-value="&lt;c 0x191970&gt;Phytophthora parasitica&lt;/c&gt;" calcext:value-type="string">
            <text:p>&lt;c 0x191970&gt;Phytophthora parasitica&lt;/c&gt;</text:p>
          </table:table-cell>
          <table:table-cell/>
        </table:table-row>
        <table:table-row table:style-name="ro1">
          <table:table-cell office:value-type="string" calcext:value-type="string">
            <text:p>Phytophthora pluvialis</text:p>
          </table:table-cell>
          <table:table-cell/>
          <table:table-cell office:value-type="string" calcext:value-type="string">
            <text:p>BK012095.1</text:p>
          </table:table-cell>
          <table:table-cell table:formula="of:=VLOOKUP([.A29];['Clade Mapping'.$A$1:.$B$71];2;0)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formula="of:=COM.MICROSOFT.TEXTJOIN(&quot;&quot;; 0; &quot;&lt;c &quot;;  VLOOKUP([.D29];[$'Clade Colors'.$A$1:.$B$18]; 2; 0); &quot;&gt;&quot;; [.A29]; &quot;&lt;/c&gt;&quot;)" office:value-type="string" office:string-value="&lt;c 0xff0000&gt;Phytophthora pluvialis&lt;/c&gt;" calcext:value-type="string">
            <text:p>&lt;c 0xff0000&gt;Phytophthora pluvialis&lt;/c&gt;</text:p>
          </table:table-cell>
          <table:table-cell/>
        </table:table-row>
        <table:table-row table:style-name="ro1">
          <table:table-cell office:value-type="string" calcext:value-type="string">
            <text:p>Phytophthora sp. subnubulis</text:p>
          </table:table-cell>
          <table:table-cell/>
          <table:table-cell office:value-type="string" calcext:value-type="string">
            <text:p>BK012096.1</text:p>
          </table:table-cell>
          <table:table-cell table:formula="of:=VLOOKUP([.A30];['Clade Mapping'.$A$1:.$B$71];2;0)"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formula="of:=COM.MICROSOFT.TEXTJOIN(&quot;&quot;; 0; &quot;&lt;c &quot;;  VLOOKUP([.D30];[$'Clade Colors'.$A$1:.$B$18]; 2; 0); &quot;&gt;&quot;; [.A30]; &quot;&lt;/c&gt;&quot;)" office:value-type="string" office:string-value="&lt;c 0x006400&gt;Phytophthora sp. subnubulis&lt;/c&gt;" calcext:value-type="string">
            <text:p>&lt;c 0x006400&gt;Phytophthora sp. subnubulis&lt;/c&gt;</text:p>
          </table:table-cell>
          <table:table-cell/>
        </table:table-row>
        <table:table-row table:style-name="ro1">
          <table:table-cell office:value-type="string" calcext:value-type="string">
            <text:p>Phytophthora podocarpi</text:p>
          </table:table-cell>
          <table:table-cell/>
          <table:table-cell office:value-type="string" calcext:value-type="string">
            <text:p>BK012097.1</text:p>
          </table:table-cell>
          <table:table-cell table:formula="of:=VLOOKUP([.A31];['Clade Mapping'.$A$1:.$B$71];2;0)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formula="of:=COM.MICROSOFT.TEXTJOIN(&quot;&quot;; 0; &quot;&lt;c &quot;;  VLOOKUP([.D31];[$'Clade Colors'.$A$1:.$B$18]; 2; 0); &quot;&gt;&quot;; [.A31]; &quot;&lt;/c&gt;&quot;)" office:value-type="string" office:string-value="&lt;c 0xffa500&gt;Phytophthora podocarpi&lt;/c&gt;" calcext:value-type="string">
            <text:p>&lt;c 0xffa500&gt;Phytophthora podocarpi&lt;/c&gt;</text:p>
          </table:table-cell>
          <table:table-cell/>
        </table:table-row>
        <table:table-row table:style-name="ro1">
          <table:table-cell office:value-type="string" calcext:value-type="string">
            <text:p>Plasmopara halstedii</text:p>
          </table:table-cell>
          <table:table-cell/>
          <table:table-cell office:value-type="string" calcext:value-type="string">
            <text:p>BK012098.1</text:p>
          </table:table-cell>
          <table:table-cell table:formula="of:=VLOOKUP([.A32];['Clade Mapping'.$A$1:.$B$71];2;0)"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formula="of:=COM.MICROSOFT.TEXTJOIN(&quot;&quot;; 0; &quot;&lt;c &quot;;  VLOOKUP([.D32];[$'Clade Colors'.$A$1:.$B$18]; 2; 0); &quot;&gt;&quot;; [.A32]; &quot;&lt;/c&gt;&quot;)" office:value-type="string" office:string-value="&lt;c 0xda70d6&gt;Plasmopara halstedii&lt;/c&gt;" calcext:value-type="string">
            <text:p>&lt;c 0xda70d6&gt;Plasmopara halstedii&lt;/c&gt;</text:p>
          </table:table-cell>
          <table:table-cell/>
        </table:table-row>
        <table:table-row table:style-name="ro1">
          <table:table-cell office:value-type="string" calcext:value-type="string">
            <text:p>Phytophthora quercina</text:p>
          </table:table-cell>
          <table:table-cell/>
          <table:table-cell office:value-type="string" calcext:value-type="string">
            <text:p>BK014412.1</text:p>
          </table:table-cell>
          <table:table-cell table:formula="of:=VLOOKUP([.A33];['Clade Mapping'.$A$1:.$B$71];2;0)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formula="of:=COM.MICROSOFT.TEXTJOIN(&quot;&quot;; 0; &quot;&lt;c &quot;;  VLOOKUP([.D33];[$'Clade Colors'.$A$1:.$B$18]; 2; 0); &quot;&gt;&quot;; [.A33]; &quot;&lt;/c&gt;&quot;)" office:value-type="string" office:string-value="&lt;c 0x00ced1&gt;Phytophthora quercina&lt;/c&gt;" calcext:value-type="string">
            <text:p>&lt;c 0x00ced1&gt;Phytophthora quercina&lt;/c&gt;</text:p>
          </table:table-cell>
          <table:table-cell/>
        </table:table-row>
        <table:table-row table:style-name="ro1">
          <table:table-cell office:value-type="string" calcext:value-type="string">
            <text:p>Phytophthora rubi</text:p>
          </table:table-cell>
          <table:table-cell/>
          <table:table-cell office:value-type="string" calcext:value-type="string">
            <text:p>BK014413.1</text:p>
          </table:table-cell>
          <table:table-cell table:formula="of:=VLOOKUP([.A34];['Clade Mapping'.$A$1:.$B$71];2;0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COM.MICROSOFT.TEXTJOIN(&quot;&quot;; 0; &quot;&lt;c &quot;;  VLOOKUP([.D34];[$'Clade Colors'.$A$1:.$B$18]; 2; 0); &quot;&gt;&quot;; [.A34]; &quot;&lt;/c&gt;&quot;)" office:value-type="string" office:string-value="&lt;c 0x0000ff&gt;Phytophthora rubi&lt;/c&gt;" calcext:value-type="string">
            <text:p>&lt;c 0x0000ff&gt;Phytophthora rubi&lt;/c&gt;</text:p>
          </table:table-cell>
          <table:table-cell/>
        </table:table-row>
        <table:table-row table:style-name="ro1">
          <table:table-cell office:value-type="string" calcext:value-type="string">
            <text:p>Phytophthora tubulina</text:p>
          </table:table-cell>
          <table:table-cell/>
          <table:table-cell office:value-type="string" calcext:value-type="string">
            <text:p>BK014414.1</text:p>
          </table:table-cell>
          <table:table-cell table:formula="of:=VLOOKUP([.A35];['Clade Mapping'.$A$1:.$B$71];2;0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COM.MICROSOFT.TEXTJOIN(&quot;&quot;; 0; &quot;&lt;c &quot;;  VLOOKUP([.D35];[$'Clade Colors'.$A$1:.$B$18]; 2; 0); &quot;&gt;&quot;; [.A35]; &quot;&lt;/c&gt;&quot;)" office:value-type="string" office:string-value="&lt;c 0x00ced1&gt;Phytophthora tubulina&lt;/c&gt;" calcext:value-type="string">
            <text:p>&lt;c 0x00ced1&gt;Phytophthora tubulina&lt;/c&gt;</text:p>
          </table:table-cell>
          <table:table-cell/>
        </table:table-row>
        <table:table-row table:style-name="ro1">
          <table:table-cell office:value-type="string" calcext:value-type="string">
            <text:p>Phytophthora versiformis</text:p>
          </table:table-cell>
          <table:table-cell/>
          <table:table-cell office:value-type="string" calcext:value-type="string">
            <text:p>BK014415.1</text:p>
          </table:table-cell>
          <table:table-cell table:formula="of:=VLOOKUP([.A36];['Clade Mapping'.$A$1:.$B$71];2;0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COM.MICROSOFT.TEXTJOIN(&quot;&quot;; 0; &quot;&lt;c &quot;;  VLOOKUP([.D36];[$'Clade Colors'.$A$1:.$B$18]; 2; 0); &quot;&gt;&quot;; [.A36]; &quot;&lt;/c&gt;&quot;)" office:value-type="string" office:string-value="&lt;c 0x00ced1&gt;Phytophthora versiformis&lt;/c&gt;" calcext:value-type="string">
            <text:p>&lt;c 0x00ced1&gt;Phytophthora versiformis&lt;/c&gt;</text:p>
          </table:table-cell>
          <table:table-cell/>
        </table:table-row>
        <table:table-row table:style-name="ro1">
          <table:table-cell office:value-type="string" calcext:value-type="string">
            <text:p>Phytophthora megakarya</text:p>
          </table:table-cell>
          <table:table-cell/>
          <table:table-cell office:value-type="string" calcext:value-type="string">
            <text:p>BK059191.1</text:p>
          </table:table-cell>
          <table:table-cell table:formula="of:=VLOOKUP([.A37];['Clade Mapping'.$A$1:.$B$71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COM.MICROSOFT.TEXTJOIN(&quot;&quot;; 0; &quot;&lt;c &quot;;  VLOOKUP([.D37];[$'Clade Colors'.$A$1:.$B$18]; 2; 0); &quot;&gt;&quot;; [.A37]; &quot;&lt;/c&gt;&quot;)" office:value-type="string" office:string-value="&lt;c 0xffd700&gt;Phytophthora megakarya&lt;/c&gt;" calcext:value-type="string">
            <text:p>&lt;c 0xffd700&gt;Phytophthora megakarya&lt;/c&gt;</text:p>
          </table:table-cell>
          <table:table-cell/>
        </table:table-row>
        <table:table-row table:style-name="ro1">
          <table:table-cell office:value-type="string" calcext:value-type="string">
            <text:p>Phytophthora plurivora</text:p>
          </table:table-cell>
          <table:table-cell/>
          <table:table-cell office:value-type="string" calcext:value-type="string">
            <text:p>BK059192.1</text:p>
          </table:table-cell>
          <table:table-cell table:formula="of:=VLOOKUP([.A38];['Clade Mapping'.$A$1:.$B$71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COM.MICROSOFT.TEXTJOIN(&quot;&quot;; 0; &quot;&lt;c &quot;;  VLOOKUP([.D38];[$'Clade Colors'.$A$1:.$B$18]; 2; 0); &quot;&gt;&quot;; [.A38]; &quot;&lt;/c&gt;&quot;)" office:value-type="string" office:string-value="&lt;c 0x006400&gt;Phytophthora plurivora&lt;/c&gt;" calcext:value-type="string">
            <text:p>&lt;c 0x006400&gt;Phytophthora plurivora&lt;/c&gt;</text:p>
          </table:table-cell>
          <table:table-cell/>
        </table:table-row>
        <table:table-row table:style-name="ro1">
          <table:table-cell office:value-type="string" calcext:value-type="string">
            <text:p>Phytophthora aleatoria</text:p>
          </table:table-cell>
          <table:table-cell/>
          <table:table-cell office:value-type="string" calcext:value-type="string">
            <text:p>BK059193.1</text:p>
          </table:table-cell>
          <table:table-cell table:formula="of:=VLOOKUP([.A39];['Clade Mapping'.$A$1:.$B$71];2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COM.MICROSOFT.TEXTJOIN(&quot;&quot;; 0; &quot;&lt;c &quot;;  VLOOKUP([.D39];[$'Clade Colors'.$A$1:.$B$18]; 2; 0); &quot;&gt;&quot;; [.A39]; &quot;&lt;/c&gt;&quot;)" office:value-type="string" office:string-value="&lt;c 0x191970&gt;Phytophthora aleatoria&lt;/c&gt;" calcext:value-type="string">
            <text:p>&lt;c 0x191970&gt;Phytophthora aleatoria&lt;/c&gt;</text:p>
          </table:table-cell>
          <table:table-cell/>
        </table:table-row>
        <table:table-row table:style-name="ro1">
          <table:table-cell office:value-type="string" calcext:value-type="string">
            <text:p>Phytophthora x alni</text:p>
          </table:table-cell>
          <table:table-cell/>
          <table:table-cell office:value-type="string" calcext:value-type="string">
            <text:p>BK059194.1</text:p>
          </table:table-cell>
          <table:table-cell table:formula="of:=VLOOKUP([.A40];['Clade Mapping'.$A$1:.$B$71];2;0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formula="of:=COM.MICROSOFT.TEXTJOIN(&quot;&quot;; 0; &quot;&lt;c &quot;;  VLOOKUP([.D40];[$'Clade Colors'.$A$1:.$B$18]; 2; 0); &quot;&gt;&quot;; [.A40]; &quot;&lt;/c&gt;&quot;)" office:value-type="string" office:string-value="&lt;c 0x0000ff&gt;Phytophthora x alni&lt;/c&gt;" calcext:value-type="string">
            <text:p>&lt;c 0x0000ff&gt;Phytophthora x alni&lt;/c&gt;</text:p>
          </table:table-cell>
          <table:table-cell/>
        </table:table-row>
        <table:table-row table:style-name="ro1">
          <table:table-cell office:value-type="string" calcext:value-type="string">
            <text:p>Phytophthora cambivora</text:p>
          </table:table-cell>
          <table:table-cell/>
          <table:table-cell office:value-type="string" calcext:value-type="string">
            <text:p>BK059195.1</text:p>
          </table:table-cell>
          <table:table-cell table:formula="of:=VLOOKUP([.A41];['Clade Mapping'.$A$1:.$B$71];2;0)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COM.MICROSOFT.TEXTJOIN(&quot;&quot;; 0; &quot;&lt;c &quot;;  VLOOKUP([.D41];[$'Clade Colors'.$A$1:.$B$18]; 2; 0); &quot;&gt;&quot;; [.A41]; &quot;&lt;/c&gt;&quot;)" office:value-type="string" office:string-value="&lt;c 0x0000ff&gt;Phytophthora cambivora&lt;/c&gt;" calcext:value-type="string">
            <text:p>&lt;c 0x0000ff&gt;Phytophthora cambivora&lt;/c&gt;</text:p>
          </table:table-cell>
          <table:table-cell/>
        </table:table-row>
        <table:table-row table:style-name="ro1">
          <table:table-cell office:value-type="string" calcext:value-type="string">
            <text:p>Phytopythium vexans</text:p>
          </table:table-cell>
          <table:table-cell/>
          <table:table-cell office:value-type="string" calcext:value-type="string">
            <text:p>BK059196.1</text:p>
          </table:table-cell>
          <table:table-cell table:formula="of:=VLOOKUP([.A42];['Clade Mapping'.$A$1:.$B$71];2;0)" office:value-type="string" office:string-value="Ph" calcext:value-type="string">
            <text:p>Ph</text:p>
          </table:table-cell>
          <table:table-cell office:value-type="float" office:value="9" calcext:value-type="float">
            <text:p>9</text:p>
          </table:table-cell>
          <table:table-cell table:formula="of:=COM.MICROSOFT.TEXTJOIN(&quot;&quot;; 0; &quot;&lt;c &quot;;  VLOOKUP([.D42];[$'Clade Colors'.$A$1:.$B$18]; 2; 0); &quot;&gt;&quot;; [.A42]; &quot;&lt;/c&gt;&quot;)" office:value-type="string" office:string-value="&lt;c 0xd8bfd8&gt;Phytopythium vexans&lt;/c&gt;" calcext:value-type="string">
            <text:p>&lt;c 0xd8bfd8&gt;Phytopythium vexans&lt;/c&gt;</text:p>
          </table:table-cell>
          <table:table-cell/>
        </table:table-row>
        <table:table-row table:style-name="ro1">
          <table:table-cell office:value-type="string" calcext:value-type="string">
            <text:p>Phytophthora chlamydospora</text:p>
          </table:table-cell>
          <table:table-cell/>
          <table:table-cell office:value-type="string" calcext:value-type="string">
            <text:p>CM022726.1</text:p>
          </table:table-cell>
          <table:table-cell table:formula="of:=VLOOKUP([.A43];['Clade Mapping'.$A$1:.$B$71];2;0)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COM.MICROSOFT.TEXTJOIN(&quot;&quot;; 0; &quot;&lt;c &quot;;  VLOOKUP([.D43];[$'Clade Colors'.$A$1:.$B$18]; 2; 0); &quot;&gt;&quot;; [.A43]; &quot;&lt;/c&gt;&quot;)" office:value-type="string" office:string-value="&lt;c 0x00bfff&gt;Phytophthora chlamydospora&lt;/c&gt;" calcext:value-type="string">
            <text:p>&lt;c 0x00bfff&gt;Phytophthora chlamydospora&lt;/c&gt;</text:p>
          </table:table-cell>
          <table:table-cell/>
        </table:table-row>
        <table:table-row table:style-name="ro1">
          <table:table-cell office:value-type="string" calcext:value-type="string">
            <text:p>Phytophthora pseudosyringae</text:p>
          </table:table-cell>
          <table:table-cell/>
          <table:table-cell office:value-type="string" calcext:value-type="string">
            <text:p>CM022727.1</text:p>
          </table:table-cell>
          <table:table-cell table:formula="of:=VLOOKUP([.A44];['Clade Mapping'.$A$1:.$B$71];2;0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COM.MICROSOFT.TEXTJOIN(&quot;&quot;; 0; &quot;&lt;c &quot;;  VLOOKUP([.D44];[$'Clade Colors'.$A$1:.$B$18]; 2; 0); &quot;&gt;&quot;; [.A44]; &quot;&lt;/c&gt;&quot;)" office:value-type="string" office:string-value="&lt;c 0xff0000&gt;Phytophthora pseudosyringae&lt;/c&gt;" calcext:value-type="string">
            <text:p>&lt;c 0xff0000&gt;Phytophthora pseudosyringae&lt;/c&gt;</text:p>
          </table:table-cell>
          <table:table-cell/>
        </table:table-row>
        <table:table-row table:style-name="ro1">
          <table:table-cell office:value-type="string" calcext:value-type="string">
            <text:p>Phytophthora gonapodyides</text:p>
          </table:table-cell>
          <table:table-cell/>
          <table:table-cell office:value-type="string" calcext:value-type="string">
            <text:p>CM022728.1</text:p>
          </table:table-cell>
          <table:table-cell table:formula="of:=VLOOKUP([.A45];['Clade Mapping'.$A$1:.$B$71];2;0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COM.MICROSOFT.TEXTJOIN(&quot;&quot;; 0; &quot;&lt;c &quot;;  VLOOKUP([.D45];[$'Clade Colors'.$A$1:.$B$18]; 2; 0); &quot;&gt;&quot;; [.A45]; &quot;&lt;/c&gt;&quot;)" office:value-type="string" office:string-value="&lt;c 0x00bfff&gt;Phytophthora gonapodyides&lt;/c&gt;" calcext:value-type="string">
            <text:p>&lt;c 0x00bfff&gt;Phytophthora gonapodyides&lt;/c&gt;</text:p>
          </table:table-cell>
          <table:table-cell/>
        </table:table-row>
        <table:table-row table:style-name="ro1">
          <table:table-cell office:value-type="string" calcext:value-type="string">
            <text:p>Phytophthora ramorum</text:p>
          </table:table-cell>
          <table:table-cell/>
          <table:table-cell office:value-type="string" calcext:value-type="string">
            <text:p>EU427470.1</text:p>
          </table:table-cell>
          <table:table-cell table:formula="of:=VLOOKUP([.A46];['Clade Mapping'.$A$1:.$B$71];2;0)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formula="of:=COM.MICROSOFT.TEXTJOIN(&quot;&quot;; 0; &quot;&lt;c &quot;;  VLOOKUP([.D46];[$'Clade Colors'.$A$1:.$B$18]; 2; 0); &quot;&gt;&quot;; [.A46]; &quot;&lt;/c&gt;&quot;)" office:value-type="string" office:string-value="&lt;c 0xff1493&gt;Phytophthora ramorum&lt;/c&gt;" calcext:value-type="string">
            <text:p>&lt;c 0xff1493&gt;Phytophthora ramorum&lt;/c&gt;</text:p>
          </table:table-cell>
          <table:table-cell/>
        </table:table-row>
        <table:table-row table:style-name="ro1">
          <table:table-cell office:value-type="string" calcext:value-type="string">
            <text:p>Peronospora tabacina</text:p>
          </table:table-cell>
          <table:table-cell/>
          <table:table-cell office:value-type="string" calcext:value-type="string">
            <text:p>KT893455.1</text:p>
          </table:table-cell>
          <table:table-cell table:formula="of:=VLOOKUP([.A47];['Clade Mapping'.$A$1:.$B$71];2;0)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COM.MICROSOFT.TEXTJOIN(&quot;&quot;; 0; &quot;&lt;c &quot;;  VLOOKUP([.D47];[$'Clade Colors'.$A$1:.$B$18]; 2; 0); &quot;&gt;&quot;; [.A47]; &quot;&lt;/c&gt;&quot;)" office:value-type="string" office:string-value="&lt;c 0xffa500&gt;Peronospora tabacina&lt;/c&gt;" calcext:value-type="string">
            <text:p>&lt;c 0xffa500&gt;Peronospora tabacina&lt;/c&gt;</text:p>
          </table:table-cell>
          <table:table-cell/>
        </table:table-row>
        <table:table-row table:style-name="ro1">
          <table:table-cell office:value-type="string" calcext:value-type="string">
            <text:p>Peronospora effusa</text:p>
          </table:table-cell>
          <table:table-cell/>
          <table:table-cell office:value-type="string" calcext:value-type="string">
            <text:p>MH142315.1</text:p>
          </table:table-cell>
          <table:table-cell table:formula="of:=VLOOKUP([.A48];['Clade Mapping'.$A$1:.$B$71];2;0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COM.MICROSOFT.TEXTJOIN(&quot;&quot;; 0; &quot;&lt;c &quot;;  VLOOKUP([.D48];[$'Clade Colors'.$A$1:.$B$18]; 2; 0); &quot;&gt;&quot;; [.A48]; &quot;&lt;/c&gt;&quot;)" office:value-type="string" office:string-value="&lt;c 0xffa500&gt;Peronospora effusa&lt;/c&gt;" calcext:value-type="string">
            <text:p>&lt;c 0xffa500&gt;Peronospora effusa&lt;/c&gt;</text:p>
          </table:table-cell>
          <table:table-cell/>
        </table:table-row>
        <table:table-row table:style-name="ro1">
          <table:table-cell office:value-type="string" calcext:value-type="string">
            <text:p>Phytophthora agathidicida</text:p>
          </table:table-cell>
          <table:table-cell/>
          <table:table-cell office:value-type="string" calcext:value-type="string">
            <text:p>MN883601.1</text:p>
          </table:table-cell>
          <table:table-cell table:formula="of:=VLOOKUP([.A49];['Clade Mapping'.$A$1:.$B$71];2;0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COM.MICROSOFT.TEXTJOIN(&quot;&quot;; 0; &quot;&lt;c &quot;;  VLOOKUP([.D49];[$'Clade Colors'.$A$1:.$B$18]; 2; 0); &quot;&gt;&quot;; [.A49]; &quot;&lt;/c&gt;&quot;)" office:value-type="string" office:string-value="&lt;c 0x00ff00&gt;Phytophthora agathidicida&lt;/c&gt;" calcext:value-type="string">
            <text:p>&lt;c 0x00ff00&gt;Phytophthora agathidicida&lt;/c&gt;</text:p>
          </table:table-cell>
          <table:table-cell/>
        </table:table-row>
        <table:table-row table:style-name="ro1">
          <table:table-cell office:value-type="string" calcext:value-type="string">
            <text:p>Phytophthora castaneae</text:p>
          </table:table-cell>
          <table:table-cell/>
          <table:table-cell office:value-type="string" calcext:value-type="string">
            <text:p>MN883602.1</text:p>
          </table:table-cell>
          <table:table-cell table:formula="of:=VLOOKUP([.A50];['Clade Mapping'.$A$1:.$B$71];2;0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COM.MICROSOFT.TEXTJOIN(&quot;&quot;; 0; &quot;&lt;c &quot;;  VLOOKUP([.D50];[$'Clade Colors'.$A$1:.$B$18]; 2; 0); &quot;&gt;&quot;; [.A50]; &quot;&lt;/c&gt;&quot;)" office:value-type="string" office:string-value="&lt;c 0x00ff00&gt;Phytophthora castaneae&lt;/c&gt;" calcext:value-type="string">
            <text:p>&lt;c 0x00ff00&gt;Phytophthora castaneae&lt;/c&gt;</text:p>
          </table:table-cell>
          <table:table-cell/>
        </table:table-row>
        <table:table-row table:style-name="ro1">
          <table:table-cell office:value-type="string" calcext:value-type="string">
            <text:p>Phytophthora cocois</text:p>
          </table:table-cell>
          <table:table-cell/>
          <table:table-cell office:value-type="string" calcext:value-type="string">
            <text:p>MN883603.1</text:p>
          </table:table-cell>
          <table:table-cell table:formula="of:=VLOOKUP([.A51];['Clade Mapping'.$A$1:.$B$71];2;0)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COM.MICROSOFT.TEXTJOIN(&quot;&quot;; 0; &quot;&lt;c &quot;;  VLOOKUP([.D51];[$'Clade Colors'.$A$1:.$B$18]; 2; 0); &quot;&gt;&quot;; [.A51]; &quot;&lt;/c&gt;&quot;)" office:value-type="string" office:string-value="&lt;c 0x00ff00&gt;Phytophthora cocois&lt;/c&gt;" calcext:value-type="string">
            <text:p>&lt;c 0x00ff00&gt;Phytophthora cocois&lt;/c&gt;</text:p>
          </table:table-cell>
          <table:table-cell/>
        </table:table-row>
        <table:table-row table:style-name="ro1">
          <table:table-cell office:value-type="string" calcext:value-type="string">
            <text:p>Phytophthora heveae</text:p>
          </table:table-cell>
          <table:table-cell/>
          <table:table-cell office:value-type="string" calcext:value-type="string">
            <text:p>MN883604.1</text:p>
          </table:table-cell>
          <table:table-cell table:formula="of:=VLOOKUP([.A52];['Clade Mapping'.$A$1:.$B$71];2;0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COM.MICROSOFT.TEXTJOIN(&quot;&quot;; 0; &quot;&lt;c &quot;;  VLOOKUP([.D52];[$'Clade Colors'.$A$1:.$B$18]; 2; 0); &quot;&gt;&quot;; [.A52]; &quot;&lt;/c&gt;&quot;)" office:value-type="string" office:string-value="&lt;c 0x00ff00&gt;Phytophthora heveae&lt;/c&gt;" calcext:value-type="string">
            <text:p>&lt;c 0x00ff00&gt;Phytophthora heveae&lt;/c&gt;</text:p>
          </table:table-cell>
          <table:table-cell/>
        </table:table-row>
        <table:table-row table:style-name="ro1">
          <table:table-cell office:value-type="string" calcext:value-type="string">
            <text:p>Phytophthora novae-guineae</text:p>
          </table:table-cell>
          <table:table-cell/>
          <table:table-cell office:value-type="string" calcext:value-type="string">
            <text:p>MN883605.1</text:p>
          </table:table-cell>
          <table:table-cell table:formula="of:=VLOOKUP([.A53];['Clade Mapping'.$A$1:.$B$71];2;0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COM.MICROSOFT.TEXTJOIN(&quot;&quot;; 0; &quot;&lt;c &quot;;  VLOOKUP([.D53];[$'Clade Colors'.$A$1:.$B$18]; 2; 0); &quot;&gt;&quot;; [.A53]; &quot;&lt;/c&gt;&quot;)" office:value-type="string" office:string-value="&lt;c 0x00ff00&gt;Phytophthora novae-guineae&lt;/c&gt;" calcext:value-type="string">
            <text:p>&lt;c 0x00ff00&gt;Phytophthora novae-guineae&lt;/c&gt;</text:p>
          </table:table-cell>
          <table:table-cell/>
        </table:table-row>
        <table:table-row table:style-name="ro1">
          <table:table-cell office:value-type="string" calcext:value-type="string">
            <text:p>Phytophthora captiosa</text:p>
          </table:table-cell>
          <table:table-cell/>
          <table:table-cell office:value-type="string" calcext:value-type="string">
            <text:p>MN883606.1</text:p>
          </table:table-cell>
          <table:table-cell table:formula="of:=VLOOKUP([.A54];['Clade Mapping'.$A$1:.$B$71];2;0)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COM.MICROSOFT.TEXTJOIN(&quot;&quot;; 0; &quot;&lt;c &quot;;  VLOOKUP([.D54];[$'Clade Colors'.$A$1:.$B$18]; 2; 0); &quot;&gt;&quot;; [.A54]; &quot;&lt;/c&gt;&quot;)" office:value-type="string" office:string-value="&lt;c 0x2f4f4f&gt;Phytophthora captiosa&lt;/c&gt;" calcext:value-type="string">
            <text:p>&lt;c 0x2f4f4f&gt;Phytophthora captiosa&lt;/c&gt;</text:p>
          </table:table-cell>
          <table:table-cell/>
        </table:table-row>
        <table:table-row table:style-name="ro1">
          <table:table-cell office:value-type="string" calcext:value-type="string">
            <text:p>Phytophthora chlamydospora</text:p>
          </table:table-cell>
          <table:table-cell/>
          <table:table-cell office:value-type="string" calcext:value-type="string">
            <text:p>MN883607.1</text:p>
          </table:table-cell>
          <table:table-cell table:formula="of:=VLOOKUP([.A55];['Clade Mapping'.$A$1:.$B$71];2;0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COM.MICROSOFT.TEXTJOIN(&quot;&quot;; 0; &quot;&lt;c &quot;;  VLOOKUP([.D55];[$'Clade Colors'.$A$1:.$B$18]; 2; 0); &quot;&gt;&quot;; [.A55]; &quot;&lt;/c&gt;&quot;)" office:value-type="string" office:string-value="&lt;c 0x00bfff&gt;Phytophthora chlamydospora&lt;/c&gt;" calcext:value-type="string">
            <text:p>&lt;c 0x00bfff&gt;Phytophthora chlamydospora&lt;/c&gt;</text:p>
          </table:table-cell>
          <table:table-cell/>
        </table:table-row>
        <table:table-row table:style-name="ro1">
          <table:table-cell office:value-type="string" calcext:value-type="string">
            <text:p>Phytophthora fallax</text:p>
          </table:table-cell>
          <table:table-cell/>
          <table:table-cell office:value-type="string" calcext:value-type="string">
            <text:p>MN883608.1</text:p>
          </table:table-cell>
          <table:table-cell table:formula="of:=VLOOKUP([.A56];['Clade Mapping'.$A$1:.$B$71];2;0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COM.MICROSOFT.TEXTJOIN(&quot;&quot;; 0; &quot;&lt;c &quot;;  VLOOKUP([.D56];[$'Clade Colors'.$A$1:.$B$18]; 2; 0); &quot;&gt;&quot;; [.A56]; &quot;&lt;/c&gt;&quot;)" office:value-type="string" office:string-value="&lt;c 0x2f4f4f&gt;Phytophthora fallax&lt;/c&gt;" calcext:value-type="string">
            <text:p>&lt;c 0x2f4f4f&gt;Phytophthora fallax&lt;/c&gt;</text:p>
          </table:table-cell>
          <table:table-cell/>
        </table:table-row>
        <table:table-row table:style-name="ro1">
          <table:table-cell office:value-type="string" calcext:value-type="string">
            <text:p>Phytophthora palmivora</text:p>
          </table:table-cell>
          <table:table-cell/>
          <table:table-cell office:value-type="string" calcext:value-type="string">
            <text:p>MN883609.1</text:p>
          </table:table-cell>
          <table:table-cell table:formula="of:=VLOOKUP([.A57];['Clade Mapping'.$A$1:.$B$71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COM.MICROSOFT.TEXTJOIN(&quot;&quot;; 0; &quot;&lt;c &quot;;  VLOOKUP([.D57];[$'Clade Colors'.$A$1:.$B$18]; 2; 0); &quot;&gt;&quot;; [.A57]; &quot;&lt;/c&gt;&quot;)" office:value-type="string" office:string-value="&lt;c 0xffd700&gt;Phytophthora palmivora&lt;/c&gt;" calcext:value-type="string">
            <text:p>&lt;c 0xffd700&gt;Phytophthora palmivora&lt;/c&gt;</text:p>
          </table:table-cell>
          <table:table-cell/>
        </table:table-row>
        <table:table-row table:style-name="ro1">
          <table:table-cell office:value-type="string" calcext:value-type="string">
            <text:p>Phytophthora agathidicida</text:p>
          </table:table-cell>
          <table:table-cell/>
          <table:table-cell office:value-type="string" calcext:value-type="string">
            <text:p>MT032126.1</text:p>
          </table:table-cell>
          <table:table-cell table:formula="of:=VLOOKUP([.A58];['Clade Mapping'.$A$1:.$B$71];2;0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COM.MICROSOFT.TEXTJOIN(&quot;&quot;; 0; &quot;&lt;c &quot;;  VLOOKUP([.D58];[$'Clade Colors'.$A$1:.$B$18]; 2; 0); &quot;&gt;&quot;; [.A58]; &quot;&lt;/c&gt;&quot;)" office:value-type="string" office:string-value="&lt;c 0x00ff00&gt;Phytophthora agathidicida&lt;/c&gt;" calcext:value-type="string">
            <text:p>&lt;c 0x00ff00&gt;Phytophthora agathidicida&lt;/c&gt;</text:p>
          </table:table-cell>
          <table:table-cell/>
        </table:table-row>
        <table:table-row table:style-name="ro1">
          <table:table-cell office:value-type="string" calcext:value-type="string">
            <text:p>Phytophthora cocois</text:p>
          </table:table-cell>
          <table:table-cell/>
          <table:table-cell office:value-type="string" calcext:value-type="string">
            <text:p>MT032127.1</text:p>
          </table:table-cell>
          <table:table-cell table:formula="of:=VLOOKUP([.A59];['Clade Mapping'.$A$1:.$B$71];2;0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COM.MICROSOFT.TEXTJOIN(&quot;&quot;; 0; &quot;&lt;c &quot;;  VLOOKUP([.D59];[$'Clade Colors'.$A$1:.$B$18]; 2; 0); &quot;&gt;&quot;; [.A59]; &quot;&lt;/c&gt;&quot;)" office:value-type="string" office:string-value="&lt;c 0x00ff00&gt;Phytophthora cocois&lt;/c&gt;" calcext:value-type="string">
            <text:p>&lt;c 0x00ff00&gt;Phytophthora cocois&lt;/c&gt;</text:p>
          </table:table-cell>
          <table:table-cell/>
        </table:table-row>
        <table:table-row table:style-name="ro1">
          <table:table-cell office:value-type="string" calcext:value-type="string">
            <text:p>Phytophthora palmivora</text:p>
          </table:table-cell>
          <table:table-cell/>
          <table:table-cell office:value-type="string" calcext:value-type="string">
            <text:p>MT032128.1</text:p>
          </table:table-cell>
          <table:table-cell table:formula="of:=VLOOKUP([.A60];['Clade Mapping'.$A$1:.$B$71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COM.MICROSOFT.TEXTJOIN(&quot;&quot;; 0; &quot;&lt;c &quot;;  VLOOKUP([.D60];[$'Clade Colors'.$A$1:.$B$18]; 2; 0); &quot;&gt;&quot;; [.A60]; &quot;&lt;/c&gt;&quot;)" office:value-type="string" office:string-value="&lt;c 0xffd700&gt;Phytophthora palmivora&lt;/c&gt;" calcext:value-type="string">
            <text:p>&lt;c 0xffd700&gt;Phytophthora palmivora&lt;/c&gt;</text:p>
          </table:table-cell>
          <table:table-cell/>
        </table:table-row>
        <table:table-row table:style-name="ro1">
          <table:table-cell office:value-type="string" calcext:value-type="string">
            <text:p>Nothophytophthora sp.</text:p>
          </table:table-cell>
          <table:table-cell/>
          <table:table-cell office:value-type="string" calcext:value-type="string">
            <text:p>MW648547.1</text:p>
          </table:table-cell>
          <table:table-cell table:formula="of:=VLOOKUP([.A61];['Clade Mapping'.$A$1:.$B$71];2;0)" office:value-type="string" office:string-value="No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formula="of:=COM.MICROSOFT.TEXTJOIN(&quot;&quot;; 0; &quot;&lt;c &quot;;  VLOOKUP([.D61];[$'Clade Colors'.$A$1:.$B$18]; 2; 0); &quot;&gt;&quot;; [.A61]; &quot;&lt;/c&gt;&quot;)" office:value-type="string" office:string-value="&lt;c 0xff00ff&gt;Nothophytophthora sp.&lt;/c&gt;" calcext:value-type="string">
            <text:p>&lt;c 0xff00ff&gt;Nothophytophthora sp.&lt;/c&gt;</text:p>
          </table:table-cell>
          <table:table-cell/>
        </table:table-row>
        <table:table-row table:style-name="ro1">
          <table:table-cell office:value-type="string" calcext:value-type="string">
            <text:p>Phytophthora infestans</text:p>
          </table:table-cell>
          <table:table-cell/>
          <table:table-cell office:value-type="string" calcext:value-type="string">
            <text:p>NC_002387.1</text:p>
          </table:table-cell>
          <table:table-cell table:formula="of:=VLOOKUP([.A62];['Clade Mapping'.$A$1:.$B$71];2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COM.MICROSOFT.TEXTJOIN(&quot;&quot;; 0; &quot;&lt;c &quot;;  VLOOKUP([.D62];[$'Clade Colors'.$A$1:.$B$18]; 2; 0); &quot;&gt;&quot;; [.A62]; &quot;&lt;/c&gt;&quot;)" office:value-type="string" office:string-value="&lt;c 0x191970&gt;Phytophthora infestans&lt;/c&gt;" calcext:value-type="string">
            <text:p>&lt;c 0x191970&gt;Phytophthora infestans&lt;/c&gt;</text:p>
          </table:table-cell>
          <table:table-cell/>
        </table:table-row>
        <table:table-row table:style-name="ro1">
          <table:table-cell office:value-type="string" calcext:value-type="string">
            <text:p>Phytophthora ramorum</text:p>
          </table:table-cell>
          <table:table-cell/>
          <table:table-cell office:value-type="string" calcext:value-type="string">
            <text:p>NC_009384.1</text:p>
          </table:table-cell>
          <table:table-cell table:formula="of:=VLOOKUP([.A63];['Clade Mapping'.$A$1:.$B$71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COM.MICROSOFT.TEXTJOIN(&quot;&quot;; 0; &quot;&lt;c &quot;;  VLOOKUP([.D63];[$'Clade Colors'.$A$1:.$B$18]; 2; 0); &quot;&gt;&quot;; [.A63]; &quot;&lt;/c&gt;&quot;)" office:value-type="string" office:string-value="&lt;c 0xff1493&gt;Phytophthora ramorum&lt;/c&gt;" calcext:value-type="string">
            <text:p>&lt;c 0xff1493&gt;Phytophthora ramorum&lt;/c&gt;</text:p>
          </table:table-cell>
          <table:table-cell/>
        </table:table-row>
        <table:table-row table:style-name="ro1">
          <table:table-cell office:value-type="string" calcext:value-type="string">
            <text:p>Phytophthora sojae</text:p>
          </table:table-cell>
          <table:table-cell/>
          <table:table-cell office:value-type="string" calcext:value-type="string">
            <text:p>NC_009385.1</text:p>
          </table:table-cell>
          <table:table-cell table:formula="of:=VLOOKUP([.A64];['Clade Mapping'.$A$1:.$B$71];2;0)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COM.MICROSOFT.TEXTJOIN(&quot;&quot;; 0; &quot;&lt;c &quot;;  VLOOKUP([.D64];[$'Clade Colors'.$A$1:.$B$18]; 2; 0); &quot;&gt;&quot;; [.A64]; &quot;&lt;/c&gt;&quot;)" office:value-type="string" office:string-value="&lt;c 0x0000ff&gt;Phytophthora sojae&lt;/c&gt;" calcext:value-type="string">
            <text:p>&lt;c 0x0000ff&gt;Phytophthora sojae&lt;/c&gt;</text:p>
          </table:table-cell>
          <table:table-cell/>
        </table:table-row>
        <table:table-row table:style-name="ro1">
          <table:table-cell office:value-type="string" calcext:value-type="string">
            <text:p>Pythium ultimum</text:p>
          </table:table-cell>
          <table:table-cell/>
          <table:table-cell office:value-type="string" calcext:value-type="string">
            <text:p>NC_014280.1</text:p>
          </table:table-cell>
          <table:table-cell table:formula="of:=VLOOKUP([.A65];['Clade Mapping'.$A$1:.$B$71];2;0)" office:value-type="string" office:string-value="Py" calcext:value-type="string">
            <text:p>Py</text:p>
          </table:table-cell>
          <table:table-cell office:value-type="float" office:value="5" calcext:value-type="float">
            <text:p>5</text:p>
          </table:table-cell>
          <table:table-cell table:formula="of:=COM.MICROSOFT.TEXTJOIN(&quot;&quot;; 0; &quot;&lt;c &quot;;  VLOOKUP([.D65];[$'Clade Colors'.$A$1:.$B$18]; 2; 0); &quot;&gt;&quot;; [.A65]; &quot;&lt;/c&gt;&quot;)" office:value-type="string" office:string-value="&lt;c 0x1e90ff&gt;Pythium ultimum&lt;/c&gt;" calcext:value-type="string">
            <text:p>&lt;c 0x1e90ff&gt;Pythium ultimum&lt;/c&gt;</text:p>
          </table:table-cell>
          <table:table-cell/>
        </table:table-row>
        <table:table-row table:style-name="ro1">
          <table:table-cell office:value-type="string" calcext:value-type="string">
            <text:p>Phytophthora mirabilis</text:p>
          </table:table-cell>
          <table:table-cell/>
          <table:table-cell office:value-type="string" calcext:value-type="string">
            <text:p>NC_015606.1</text:p>
          </table:table-cell>
          <table:table-cell table:formula="of:=VLOOKUP([.A66];['Clade Mapping'.$A$1:.$B$71];2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COM.MICROSOFT.TEXTJOIN(&quot;&quot;; 0; &quot;&lt;c &quot;;  VLOOKUP([.D66];[$'Clade Colors'.$A$1:.$B$18]; 2; 0); &quot;&gt;&quot;; [.A66]; &quot;&lt;/c&gt;&quot;)" office:value-type="string" office:string-value="&lt;c 0x191970&gt;Phytophthora mirabilis&lt;/c&gt;" calcext:value-type="string">
            <text:p>&lt;c 0x191970&gt;Phytophthora mirabilis&lt;/c&gt;</text:p>
          </table:table-cell>
          <table:table-cell/>
        </table:table-row>
        <table:table-row table:style-name="ro1">
          <table:table-cell office:value-type="string" calcext:value-type="string">
            <text:p>Phytophthora phaseoli</text:p>
          </table:table-cell>
          <table:table-cell/>
          <table:table-cell office:value-type="string" calcext:value-type="string">
            <text:p>NC_015616.1</text:p>
          </table:table-cell>
          <table:table-cell table:formula="of:=VLOOKUP([.A67];['Clade Mapping'.$A$1:.$B$71];2;0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COM.MICROSOFT.TEXTJOIN(&quot;&quot;; 0; &quot;&lt;c &quot;;  VLOOKUP([.D67];[$'Clade Colors'.$A$1:.$B$18]; 2; 0); &quot;&gt;&quot;; [.A67]; &quot;&lt;/c&gt;&quot;)" office:value-type="string" office:string-value="&lt;c 0x191970&gt;Phytophthora phaseoli&lt;/c&gt;" calcext:value-type="string">
            <text:p>&lt;c 0x191970&gt;Phytophthora phaseoli&lt;/c&gt;</text:p>
          </table:table-cell>
          <table:table-cell/>
        </table:table-row>
        <table:table-row table:style-name="ro1">
          <table:table-cell office:value-type="string" calcext:value-type="string">
            <text:p>Phytophthora andina</text:p>
          </table:table-cell>
          <table:table-cell/>
          <table:table-cell office:value-type="string" calcext:value-type="string">
            <text:p>NC_015619.1</text:p>
          </table:table-cell>
          <table:table-cell table:formula="of:=VLOOKUP([.A68];['Clade Mapping'.$A$1:.$B$71];2;0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COM.MICROSOFT.TEXTJOIN(&quot;&quot;; 0; &quot;&lt;c &quot;;  VLOOKUP([.D68];[$'Clade Colors'.$A$1:.$B$18]; 2; 0); &quot;&gt;&quot;; [.A68]; &quot;&lt;/c&gt;&quot;)" office:value-type="string" office:string-value="&lt;c 0x191970&gt;Phytophthora andina&lt;/c&gt;" calcext:value-type="string">
            <text:p>&lt;c 0x191970&gt;Phytophthora andina&lt;/c&gt;</text:p>
          </table:table-cell>
          <table:table-cell/>
        </table:table-row>
        <table:table-row table:style-name="ro1">
          <table:table-cell office:value-type="string" calcext:value-type="string">
            <text:p>Phytophthora ipomoeae</text:p>
          </table:table-cell>
          <table:table-cell/>
          <table:table-cell office:value-type="string" calcext:value-type="string">
            <text:p>NC_015622.1</text:p>
          </table:table-cell>
          <table:table-cell table:formula="of:=VLOOKUP([.A69];['Clade Mapping'.$A$1:.$B$71];2;0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COM.MICROSOFT.TEXTJOIN(&quot;&quot;; 0; &quot;&lt;c &quot;;  VLOOKUP([.D69];[$'Clade Colors'.$A$1:.$B$18]; 2; 0); &quot;&gt;&quot;; [.A69]; &quot;&lt;/c&gt;&quot;)" office:value-type="string" office:string-value="&lt;c 0x191970&gt;Phytophthora ipomoeae&lt;/c&gt;" calcext:value-type="string">
            <text:p>&lt;c 0x191970&gt;Phytophthora ipomoeae&lt;/c&gt;</text:p>
          </table:table-cell>
          <table:table-cell/>
        </table:table-row>
        <table:table-row table:style-name="ro1">
          <table:table-cell office:value-type="string" calcext:value-type="string">
            <text:p>Phytophthora polonica</text:p>
          </table:table-cell>
          <table:table-cell/>
          <table:table-cell office:value-type="string" calcext:value-type="string">
            <text:p>NC_029397.1</text:p>
          </table:table-cell>
          <table:table-cell table:formula="of:=VLOOKUP([.A70];['Clade Mapping'.$A$1:.$B$71];2;0)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COM.MICROSOFT.TEXTJOIN(&quot;&quot;; 0; &quot;&lt;c &quot;;  VLOOKUP([.D70];[$'Clade Colors'.$A$1:.$B$18]; 2; 0); &quot;&gt;&quot;; [.A70]; &quot;&lt;/c&gt;&quot;)" office:value-type="string" office:string-value="&lt;c 0x2f4f4f&gt;Phytophthora polonica&lt;/c&gt;" calcext:value-type="string">
            <text:p>&lt;c 0x2f4f4f&gt;Phytophthora polonica&lt;/c&gt;</text:p>
          </table:table-cell>
          <table:table-cell/>
        </table:table-row>
        <table:table-row table:style-name="ro1">
          <table:table-cell office:value-type="string" calcext:value-type="string">
            <text:p>Bremia lactucae</text:p>
          </table:table-cell>
          <table:table-cell/>
          <table:table-cell office:value-type="string" calcext:value-type="string">
            <text:p>NC_040179.1</text:p>
          </table:table-cell>
          <table:table-cell table:formula="of:=VLOOKUP([.A71];['Clade Mapping'.$A$1:.$B$71];2;0)"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formula="of:=COM.MICROSOFT.TEXTJOIN(&quot;&quot;; 0; &quot;&lt;c &quot;;  VLOOKUP([.D71];[$'Clade Colors'.$A$1:.$B$18]; 2; 0); &quot;&gt;&quot;; [.A71]; &quot;&lt;/c&gt;&quot;)" office:value-type="string" office:string-value="&lt;c 0xda70d6&gt;Bremia lactucae&lt;/c&gt;" calcext:value-type="string">
            <text:p>&lt;c 0xda70d6&gt;Bremia lactucae&lt;/c&gt;</text:p>
          </table:table-cell>
          <table:table-cell/>
        </table:table-row>
        <table:table-row table:style-name="ro1">
          <table:table-cell office:value-type="string" calcext:value-type="string">
            <text:p>Pseudoperonospora humuli</text:p>
          </table:table-cell>
          <table:table-cell/>
          <table:table-cell office:value-type="string" calcext:value-type="string">
            <text:p>NC_042478.1</text:p>
          </table:table-cell>
          <table:table-cell table:formula="of:=VLOOKUP([.A72];['Clade Mapping'.$A$1:.$B$71];2;0)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formula="of:=COM.MICROSOFT.TEXTJOIN(&quot;&quot;; 0; &quot;&lt;c &quot;;  VLOOKUP([.D72];[$'Clade Colors'.$A$1:.$B$18]; 2; 0); &quot;&gt;&quot;; [.A72]; &quot;&lt;/c&gt;&quot;)" office:value-type="string" office:string-value="&lt;c 0xffa500&gt;Pseudoperonospora humuli&lt;/c&gt;" calcext:value-type="string">
            <text:p>&lt;c 0xffa500&gt;Pseudoperonospora humuli&lt;/c&gt;</text:p>
          </table:table-cell>
          <table:table-cell/>
        </table:table-row>
        <table:table-row table:style-name="ro1">
          <table:table-cell office:value-type="string" calcext:value-type="string">
            <text:p>Phytophthora sansomeana</text:p>
          </table:table-cell>
          <table:table-cell/>
          <table:table-cell office:value-type="string" calcext:value-type="string">
            <text:p>NC_045089.1</text:p>
          </table:table-cell>
          <table:table-cell table:formula="of:=VLOOKUP([.A73];['Clade Mapping'.$A$1:.$B$71];2;0)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formula="of:=COM.MICROSOFT.TEXTJOIN(&quot;&quot;; 0; &quot;&lt;c &quot;;  VLOOKUP([.D73];[$'Clade Colors'.$A$1:.$B$18]; 2; 0); &quot;&gt;&quot;; [.A73]; &quot;&lt;/c&gt;&quot;)" office:value-type="string" office:string-value="&lt;c 0xff1493&gt;Phytophthora sansomeana&lt;/c&gt;" calcext:value-type="string">
            <text:p>&lt;c 0xff1493&gt;Phytophthora sansomeana&lt;/c&gt;</text:p>
          </table:table-cell>
          <table:table-cell/>
        </table:table-row>
      </table:table>
      <table:table table:name="Clade Colors" table:style-name="ta1">
        <table:table-column table:style-name="co8" table:default-cell-style-name="ce1"/>
        <table:table-column table:style-name="co9" table:default-cell-style-name="Default"/>
        <table:table-column table:style-name="co4" table:number-columns-repeated="3" table:default-cell-style-name="Default"/>
        <table:table-column table:style-name="co10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x191970</text:p>
          </table:table-cell>
          <table:table-cell table:formula="of:=HEX2DEC(MID([.B1]; 3; 2))" office:value-type="float" office:value="25" calcext:value-type="float">
            <text:p>25</text:p>
          </table:table-cell>
          <table:table-cell table:formula="of:=HEX2DEC(MID([.B1]; 5; 2))" office:value-type="float" office:value="25" calcext:value-type="float">
            <text:p>25</text:p>
          </table:table-cell>
          <table:table-cell table:formula="of:=HEX2DEC(MID([.B1]; 7; 2))" office:value-type="float" office:value="112" calcext:value-type="float">
            <text:p>112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0x006400</text:p>
          </table:table-cell>
          <table:table-cell table:formula="of:=HEX2DEC(MID([.B2]; 3; 2))" office:value-type="float" office:value="0" calcext:value-type="float">
            <text:p>0</text:p>
          </table:table-cell>
          <table:table-cell table:formula="of:=HEX2DEC(MID([.B2]; 5; 2))" office:value-type="float" office:value="100" calcext:value-type="float">
            <text:p>100</text:p>
          </table:table-cell>
          <table:table-cell table:formula="of:=HEX2DEC(MID([.B2]; 7; 2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0xff0000</text:p>
          </table:table-cell>
          <table:table-cell table:formula="of:=HEX2DEC(MID([.B3]; 3; 2))" office:value-type="float" office:value="255" calcext:value-type="float">
            <text:p>255</text:p>
          </table:table-cell>
          <table:table-cell table:formula="of:=HEX2DEC(MID([.B3]; 5; 2))" office:value-type="float" office:value="0" calcext:value-type="float">
            <text:p>0</text:p>
          </table:table-cell>
          <table:table-cell table:formula="of:=HEX2DEC(MID([.B3]; 7; 2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0xffd700</text:p>
          </table:table-cell>
          <table:table-cell table:formula="of:=HEX2DEC(MID([.B4]; 3; 2))" office:value-type="float" office:value="255" calcext:value-type="float">
            <text:p>255</text:p>
          </table:table-cell>
          <table:table-cell table:formula="of:=HEX2DEC(MID([.B4]; 5; 2))" office:value-type="float" office:value="215" calcext:value-type="float">
            <text:p>215</text:p>
          </table:table-cell>
          <table:table-cell table:formula="of:=HEX2DEC(MID([.B4]; 7; 2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0x00ff00</text:p>
          </table:table-cell>
          <table:table-cell table:formula="of:=HEX2DEC(MID([.B5]; 3; 2))" office:value-type="float" office:value="0" calcext:value-type="float">
            <text:p>0</text:p>
          </table:table-cell>
          <table:table-cell table:formula="of:=HEX2DEC(MID([.B5]; 5; 2))" office:value-type="float" office:value="255" calcext:value-type="float">
            <text:p>255</text:p>
          </table:table-cell>
          <table:table-cell table:formula="of:=HEX2DEC(MID([.B5]; 7; 2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0x00bfff</text:p>
          </table:table-cell>
          <table:table-cell table:formula="of:=HEX2DEC(MID([.B6]; 3; 2))" office:value-type="float" office:value="0" calcext:value-type="float">
            <text:p>0</text:p>
          </table:table-cell>
          <table:table-cell table:formula="of:=HEX2DEC(MID([.B6]; 5; 2))" office:value-type="float" office:value="191" calcext:value-type="float">
            <text:p>191</text:p>
          </table:table-cell>
          <table:table-cell table:formula="of:=HEX2DEC(MID([.B6]; 7; 2))" office:value-type="float" office:value="255" calcext:value-type="float">
            <text:p>255</text:p>
          </table:table-cell>
          <table:table-cell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0x0000ff</text:p>
          </table:table-cell>
          <table:table-cell table:formula="of:=HEX2DEC(MID([.B7]; 3; 2))" office:value-type="float" office:value="0" calcext:value-type="float">
            <text:p>0</text:p>
          </table:table-cell>
          <table:table-cell table:formula="of:=HEX2DEC(MID([.B7]; 5; 2))" office:value-type="float" office:value="0" calcext:value-type="float">
            <text:p>0</text:p>
          </table:table-cell>
          <table:table-cell table:formula="of:=HEX2DEC(MID([.B7]; 7; 2))" office:value-type="float" office:value="255" calcext:value-type="float">
            <text:p>255</text:p>
          </table:table-cell>
          <table:table-cell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office:value-type="string" calcext:value-type="string">
            <text:p>0xff1493</text:p>
          </table:table-cell>
          <table:table-cell table:formula="of:=HEX2DEC(MID([.B8]; 3; 2))" office:value-type="float" office:value="255" calcext:value-type="float">
            <text:p>255</text:p>
          </table:table-cell>
          <table:table-cell table:formula="of:=HEX2DEC(MID([.B8]; 5; 2))" office:value-type="float" office:value="20" calcext:value-type="float">
            <text:p>20</text:p>
          </table:table-cell>
          <table:table-cell table:formula="of:=HEX2DEC(MID([.B8]; 7; 2))" office:value-type="float" office:value="147" calcext:value-type="float">
            <text:p>147</text:p>
          </table:table-cell>
          <table:table-cell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office:value-type="string" calcext:value-type="string">
            <text:p>0xbc8f8f</text:p>
          </table:table-cell>
          <table:table-cell table:formula="of:=HEX2DEC(MID([.B9]; 3; 2))" office:value-type="float" office:value="188" calcext:value-type="float">
            <text:p>188</text:p>
          </table:table-cell>
          <table:table-cell table:formula="of:=HEX2DEC(MID([.B9]; 5; 2))" office:value-type="float" office:value="143" calcext:value-type="float">
            <text:p>143</text:p>
          </table:table-cell>
          <table:table-cell table:formula="of:=HEX2DEC(MID([.B9]; 7; 2))" office:value-type="float" office:value="143" calcext:value-type="float">
            <text:p>143</text:p>
          </table:table-cell>
          <table:table-cell/>
        </table:table-row>
        <table:table-row table:style-name="ro1">
          <table:table-cell table:style-name="Default" office:value-type="string" calcext:value-type="string">
            <text:p>A</text:p>
          </table:table-cell>
          <table:table-cell office:value-type="string" calcext:value-type="string">
            <text:p>0x000000</text:p>
          </table:table-cell>
          <table:table-cell table:formula="of:=HEX2DEC(MID([.B10]; 3; 2))" office:value-type="float" office:value="0" calcext:value-type="float">
            <text:p>0</text:p>
          </table:table-cell>
          <table:table-cell table:formula="of:=HEX2DEC(MID([.B10]; 5; 2))" office:value-type="float" office:value="0" calcext:value-type="float">
            <text:p>0</text:p>
          </table:table-cell>
          <table:table-cell table:formula="of:=HEX2DEC(MID([.B10]; 7; 2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0" office:value-type="float" office:value="9" calcext:value-type="float">
            <text:p>9</text:p>
          </table:table-cell>
          <table:table-cell office:value-type="string" calcext:value-type="string">
            <text:p>0x2f4f4f</text:p>
          </table:table-cell>
          <table:table-cell table:formula="of:=HEX2DEC(MID([.B11]; 3; 2))" office:value-type="float" office:value="47" calcext:value-type="float">
            <text:p>47</text:p>
          </table:table-cell>
          <table:table-cell table:formula="of:=HEX2DEC(MID([.B11]; 5; 2))" office:value-type="float" office:value="79" calcext:value-type="float">
            <text:p>79</text:p>
          </table:table-cell>
          <table:table-cell table:formula="of:=HEX2DEC(MID([.B11]; 7; 2))" office:value-type="float" office:value="79" calcext:value-type="float">
            <text:p>79</text:p>
          </table:table-cell>
          <table:table-cell/>
        </table:table-row>
        <table:table-row table:style-name="ro1">
          <table:table-cell table:style-name="ce21" office:value-type="float" office:value="11" calcext:value-type="float">
            <text:p>11</text:p>
          </table:table-cell>
          <table:table-cell office:value-type="string" calcext:value-type="string">
            <text:p>0xbdb76b</text:p>
          </table:table-cell>
          <table:table-cell table:formula="of:=HEX2DEC(MID([.B12]; 3; 2))" office:value-type="float" office:value="189" calcext:value-type="float">
            <text:p>189</text:p>
          </table:table-cell>
          <table:table-cell table:formula="of:=HEX2DEC(MID([.B12]; 5; 2))" office:value-type="float" office:value="183" calcext:value-type="float">
            <text:p>183</text:p>
          </table:table-cell>
          <table:table-cell table:formula="of:=HEX2DEC(MID([.B12]; 7; 2))" office:value-type="float" office:value="107" calcext:value-type="float">
            <text:p>107</text:p>
          </table:table-cell>
          <table:table-cell/>
        </table:table-row>
        <table:table-row table:style-name="ro1">
          <table:table-cell table:style-name="ce22" office:value-type="float" office:value="12" calcext:value-type="float">
            <text:p>12</text:p>
          </table:table-cell>
          <table:table-cell office:value-type="string" calcext:value-type="string">
            <text:p>0x00ced1</text:p>
          </table:table-cell>
          <table:table-cell table:formula="of:=HEX2DEC(MID([.B13]; 3; 2))" office:value-type="float" office:value="0" calcext:value-type="float">
            <text:p>0</text:p>
          </table:table-cell>
          <table:table-cell table:formula="of:=HEX2DEC(MID([.B13]; 5; 2))" office:value-type="float" office:value="206" calcext:value-type="float">
            <text:p>206</text:p>
          </table:table-cell>
          <table:table-cell table:formula="of:=HEX2DEC(MID([.B13]; 7; 2))" office:value-type="float" office:value="209" calcext:value-type="float">
            <text:p>209</text:p>
          </table:table-cell>
          <table:table-cell/>
        </table:table-row>
        <table:table-row table:style-name="ro1">
          <table:table-cell table:style-name="ce23" office:value-type="float" office:value="15" calcext:value-type="float">
            <text:p>15</text:p>
          </table:table-cell>
          <table:table-cell office:value-type="string" calcext:value-type="string">
            <text:p>0xffa500</text:p>
          </table:table-cell>
          <table:table-cell table:formula="of:=HEX2DEC(MID([.B14]; 3; 2))" office:value-type="float" office:value="255" calcext:value-type="float">
            <text:p>255</text:p>
          </table:table-cell>
          <table:table-cell table:formula="of:=HEX2DEC(MID([.B14]; 5; 2))" office:value-type="float" office:value="165" calcext:value-type="float">
            <text:p>165</text:p>
          </table:table-cell>
          <table:table-cell table:formula="of:=HEX2DEC(MID([.B14]; 7; 2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4" office:value-type="float" office:value="16" calcext:value-type="float">
            <text:p>16</text:p>
          </table:table-cell>
          <table:table-cell office:value-type="string" calcext:value-type="string">
            <text:p>0xda70d6</text:p>
          </table:table-cell>
          <table:table-cell table:formula="of:=HEX2DEC(MID([.B15]; 3; 2))" office:value-type="float" office:value="218" calcext:value-type="float">
            <text:p>218</text:p>
          </table:table-cell>
          <table:table-cell table:formula="of:=HEX2DEC(MID([.B15]; 5; 2))" office:value-type="float" office:value="112" calcext:value-type="float">
            <text:p>112</text:p>
          </table:table-cell>
          <table:table-cell table:formula="of:=HEX2DEC(MID([.B15]; 7; 2))" office:value-type="float" office:value="214" calcext:value-type="float">
            <text:p>214</text:p>
          </table:table-cell>
          <table:table-cell/>
        </table:table-row>
        <table:table-row table:style-name="ro1">
          <table:table-cell table:style-name="ce25" office:value-type="string" calcext:value-type="string">
            <text:p>Ph</text:p>
          </table:table-cell>
          <table:table-cell office:value-type="string" calcext:value-type="string">
            <text:p>0xd8bfd8</text:p>
          </table:table-cell>
          <table:table-cell table:formula="of:=HEX2DEC(MID([.B16]; 3; 2))" office:value-type="float" office:value="216" calcext:value-type="float">
            <text:p>216</text:p>
          </table:table-cell>
          <table:table-cell table:formula="of:=HEX2DEC(MID([.B16]; 5; 2))" office:value-type="float" office:value="191" calcext:value-type="float">
            <text:p>191</text:p>
          </table:table-cell>
          <table:table-cell table:formula="of:=HEX2DEC(MID([.B16]; 7; 2))" office:value-type="float" office:value="216" calcext:value-type="float">
            <text:p>216</text:p>
          </table:table-cell>
          <table:table-cell/>
        </table:table-row>
        <table:table-row table:style-name="ro1">
          <table:table-cell table:style-name="ce26" office:value-type="string" calcext:value-type="string">
            <text:p>No</text:p>
          </table:table-cell>
          <table:table-cell office:value-type="string" calcext:value-type="string">
            <text:p>0xff00ff</text:p>
          </table:table-cell>
          <table:table-cell table:formula="of:=HEX2DEC(MID([.B17]; 3; 2))" office:value-type="float" office:value="255" calcext:value-type="float">
            <text:p>255</text:p>
          </table:table-cell>
          <table:table-cell table:formula="of:=HEX2DEC(MID([.B17]; 5; 2))" office:value-type="float" office:value="0" calcext:value-type="float">
            <text:p>0</text:p>
          </table:table-cell>
          <table:table-cell table:formula="of:=HEX2DEC(MID([.B17]; 7; 2))" office:value-type="float" office:value="255" calcext:value-type="float">
            <text:p>255</text:p>
          </table:table-cell>
          <table:table-cell/>
        </table:table-row>
        <table:table-row table:style-name="ro1">
          <table:table-cell table:style-name="ce27" office:value-type="string" calcext:value-type="string">
            <text:p>Py</text:p>
          </table:table-cell>
          <table:table-cell office:value-type="string" calcext:value-type="string">
            <text:p>0x1e90ff</text:p>
          </table:table-cell>
          <table:table-cell table:formula="of:=HEX2DEC(MID([.B18]; 3; 2))" office:value-type="float" office:value="30" calcext:value-type="float">
            <text:p>30</text:p>
          </table:table-cell>
          <table:table-cell table:formula="of:=HEX2DEC(MID([.B18]; 5; 2))" office:value-type="float" office:value="144" calcext:value-type="float">
            <text:p>144</text:p>
          </table:table-cell>
          <table:table-cell table:formula="of:=HEX2DEC(MID([.B18]; 7; 2))" office:value-type="float" office:value="255" calcext:value-type="float">
            <text:p>255</text:p>
          </table:table-cell>
          <table:table-cell/>
        </table:table-row>
      </table:table>
      <table:table table:name="Clade Mapping" table:style-name="ta1">
        <table:table-column table:style-name="co1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hytophthora agathidicid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hytophthora aleator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tophthora cactor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tophthora cambivor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hytophthora capsic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hytophthora chlamydospor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hytophthora cinnamom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hytophthora colocasia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hytophthora cryptoge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hytophthora fragaria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hytophthora gonapodyid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hytophthora idae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tophthora infesta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tophthora infestans T30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tophthora kernovia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hytophthora kernoviae 00238/4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hytophthora kernoviae 00629/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hytophthora kernoviae 00844/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hytophthora laterali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hytophthora lateralis MPF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hytophthora lateralis MPF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hytophthora lateralis SMST2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hytophthora litchi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hytophthora megakary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hytophthora multivo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hytophthora nicotiana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tophthora palmivor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hytophthora palmivora var. palmivor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hytophthora parasitic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tophthora parasitica INRA-3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tophthora pinifoli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hytophthora pis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hytophthora plurivo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hytophthora pluviali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hytophthora pseudosyringa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hytophthora ramorum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hytophthora rub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hytophthora soja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hytophthora syringa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hytophthora taxon totar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Phytophthora x aln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hytophthora boehmeria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hytophthora pseudosyringa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hytophthora tropicali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hytophthora podocarpi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hytophthora sp. subnubuli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lasmopara halstedii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hytophthora quercina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hytophthora tubulina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hytophthora versiformi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hytopythium vexans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eronospora tabacina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eronospora effusa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hytophthora castanea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hytophthora cocoi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hytophthora hevea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hytophthora novae-guinea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hytophthora captios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hytophthora fallax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othophytophthora sp.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ythium ultimum</text:p>
          </table:table-cell>
          <table:table-cell office:value-type="string" calcext:value-type="string">
            <text:p>Py</text:p>
          </table:table-cell>
        </table:table-row>
        <table:table-row table:style-name="ro1">
          <table:table-cell office:value-type="string" calcext:value-type="string">
            <text:p>Phytophthora mirabil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tophthora phaseol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tophthora andi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tophthora ipomoea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tophthora polonic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remia lactuca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seudoperonospora humuli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hytophthora sansomean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yaloperonospora arabidopsidi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eronospora belbahrii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  <table:database-ranges>
        <table:database-range table:name="__Anonymous_Sheet_DB__0" table:target-range-address="'Sample 2 Clade'.A1:'Sample 2 Clade'.D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2P2" style:volatile="true">
      <number:text> $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0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6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56P2" style:volatile="true">
      <number:text> </number:text>
      <number:fill-character> </number:fill-character>
      <number:text>-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4">00/00/0000</text:date>, <text:time style:data-style-name="N2" text:time-value="17:15:56.07968185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8T11:53:09.640633106</meta:creation-date>
    <dc:date>2024-02-04T17:57:46.605881787</dc:date>
    <meta:editing-duration>PT2H28M30S</meta:editing-duration>
    <meta:editing-cycles>8</meta:editing-cycles>
    <meta:generator>LibreOffice/7.5.9.2$Linux_X86_64 LibreOffice_project/50$Build-2</meta:generator>
    <meta:document-statistic meta:table-count="3" meta:cell-count="598" meta:object-count="0"/>
  </office:meta>
</office:document-meta>
</file>